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2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884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0.36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0.753cm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page" style:use-optimal-row-height="true"/>
    </style:style>
    <style:style style:name="ro7" style:family="table-row">
      <style:table-row-properties style:row-height="0.499cm" fo:break-before="page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49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  <style:text-properties style:text-position=""/>
    </style:style>
    <style:style style:name="ce150" style:family="table-cell" style:parent-style-name="Default" style:data-style-name="N84">
      <style:table-cell-properties fo:border-bottom="none" fo:background-color="#ccccff" fo:border-left="0.06pt solid #000000" fo:border-right="0.06pt solid #000000" fo:border-top="0.06pt solid #000000"/>
      <style:text-properties style:text-position=""/>
    </style:style>
    <style:style style:name="ce151" style:family="table-cell" style:parent-style-name="Default" style:data-style-name="N84">
      <style:table-cell-properties fo:border-bottom="none" fo:background-color="transparent" fo:border-left="0.06pt solid #000000" fo:border-right="0.06pt solid #000000" fo:border-top="0.06pt solid #000000"/>
      <style:text-properties fo:color="#ff0000" style:text-position=""/>
    </style:style>
    <style:style style:name="ce152" style:family="table-cell" style:parent-style-name="Default" style:data-style-name="N84">
      <style:table-cell-properties fo:background-color="transparent" fo:border="0.06pt solid #000000"/>
      <style:text-properties style:text-position=""/>
    </style:style>
    <style:style style:name="ce153" style:family="table-cell" style:parent-style-name="Default">
      <style:table-cell-properties fo:background-color="#ccccff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/>
    </style:style>
    <style:style style:name="ce155" style:family="table-cell" style:parent-style-name="Default" style:data-style-name="N84">
      <style:text-properties style:text-position=""/>
    </style:style>
    <style:style style:name="ce15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ae00" style:text-position=""/>
    </style:style>
    <style:style style:name="ce157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fo:color="#6b2394" style:text-position=""/>
    </style:style>
    <style:style style:name="ce158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ffcc99" style:text-position=""/>
    </style:style>
    <style:style style:name="ce15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0000" style:text-position=""/>
    </style:style>
    <style:style style:name="ce16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e6ff00" style:text-position=""/>
    </style:style>
    <style:style style:name="ce161" style:family="table-cell" style:parent-style-name="Default">
      <style:table-cell-properties fo:background-color="#996633"/>
      <style:text-properties style:text-position=""/>
    </style:style>
    <style:style style:name="ce16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663300" style:text-position=""/>
    </style:style>
    <style:style style:name="ce164" style:family="table-cell" style:parent-style-name="Huile_20_foncé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00ae00" style:text-position=""/>
    </style:style>
    <style:style style:name="ce16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text-position=""/>
    </style:style>
    <style:style style:name="ce1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e6ff00" style:text-position=""/>
    </style:style>
    <style:style style:name="ce168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9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1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fo:color="#6b2394" style:text-position=""/>
    </style:style>
    <style:style style:name="ce34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ackground-color="#ccccff"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27" style:family="table-cell" style:parent-style-name="Default" style:data-style-name="N75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75">
      <style:table-cell-properties fo:border-bottom="none" fo:background-color="#cc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</style:style>
    <style:style style:name="ce30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  <style:text-properties fo:color="#000000"/>
    </style:style>
    <style:style style:name="ce35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36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37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38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3"/>
    </style:style>
    <style:style style:name="ce39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4"/>
    </style:style>
    <style:style style:name="ce40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  <style:map style:condition="cell-content-is-between(1,100)" style:apply-style-name="legumes_20_foncé" style:base-cell-address="Sheet1.B12"/>
    </style:style>
    <style:style style:name="ce41" style:family="table-cell" style:parent-style-name="pas_20_livraison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fo:color="#6b2394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ffcc99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5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  <style:text-properties style:use-window-font-color="true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57" style:family="table-cell" style:parent-style-name="pomme_20_foncé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fo:background-color="#cccc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2"/>
      <style:map style:condition="cell-content-is-not-between(1,100)" style:apply-style-name="pas_20_livraison" style:base-cell-address="Sheet1.F2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4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7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  <style:map style:condition="cell-content-is-between(1,100)" style:apply-style-name="pain_20_foncé" style:base-cell-address="Sheet1.F3"/>
      <style:map style:condition="cell-content-is-not-between(1,100)" style:apply-style-name="pas_20_livraison" style:base-cell-address="Sheet1.F3"/>
    </style:style>
    <style:style style:name="ce70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 fo:font-size="7pt" style:font-size-asian="7pt" style:font-size-complex="7pt"/>
    </style:style>
    <style:style style:name="ce71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/>
    </style:style>
    <style:style style:name="ce72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cm"/>
      <style:text-properties fo:color="#ffffff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2"/>
      <style:map style:condition="cell-content-is-not-between(1,100)" style:apply-style-name="pas_20_livraison" style:base-cell-address="Sheet1.J2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7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</style:style>
    <style:style style:name="ce7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7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"/>
      <style:map style:condition="cell-content-is-not-between(1,100)" style:apply-style-name="pas_20_livraison" style:base-cell-address="Sheet1.J3"/>
    </style:style>
    <style:style style:name="ce79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18"/>
      <style:map style:condition="cell-content-is-not-between(1,100)" style:apply-style-name="pas_20_livraison" style:base-cell-address="Sheet1.J18"/>
    </style:style>
    <style:style style:name="ce8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22"/>
      <style:map style:condition="cell-content-is-not-between(1,100)" style:apply-style-name="pas_20_livraison" style:base-cell-address="Sheet1.J22"/>
    </style:style>
    <style:style style:name="ce8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26"/>
      <style:map style:condition="cell-content-is-not-between(1,100)" style:apply-style-name="pas_20_livraison" style:base-cell-address="Sheet1.J26"/>
    </style:style>
    <style:style style:name="ce8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0"/>
      <style:map style:condition="cell-content-is-not-between(1,100)" style:apply-style-name="pas_20_livraison" style:base-cell-address="Sheet1.J30"/>
    </style:style>
    <style:style style:name="ce8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4"/>
      <style:map style:condition="cell-content-is-not-between(1,100)" style:apply-style-name="pas_20_livraison" style:base-cell-address="Sheet1.J34"/>
    </style:style>
    <style:style style:name="ce8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38"/>
      <style:map style:condition="cell-content-is-not-between(1,100)" style:apply-style-name="pas_20_livraison" style:base-cell-address="Sheet1.J38"/>
    </style:style>
    <style:style style:name="ce8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42"/>
      <style:map style:condition="cell-content-is-not-between(1,100)" style:apply-style-name="pas_20_livraison" style:base-cell-address="Sheet1.J42"/>
    </style:style>
    <style:style style:name="ce86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46"/>
      <style:map style:condition="cell-content-is-not-between(1,100)" style:apply-style-name="pas_20_livraison" style:base-cell-address="Sheet1.J46"/>
    </style:style>
    <style:style style:name="ce87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50"/>
      <style:map style:condition="cell-content-is-not-between(1,100)" style:apply-style-name="pas_20_livraison" style:base-cell-address="Sheet1.J50"/>
    </style:style>
    <style:style style:name="ce8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52"/>
      <style:map style:condition="cell-content-is-not-between(1,100)" style:apply-style-name="pas_20_livraison" style:base-cell-address="Sheet1.J52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"/>
    </style:style>
    <style:style style:name="ce91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map style:condition="cell-content-is-between(1,100)" style:apply-style-name="champignons_20_foncé" style:base-cell-address="Sheet1.K3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3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2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3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4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5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6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7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8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19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0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1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3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4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5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6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7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8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29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0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1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2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3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4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5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6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7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8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39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40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1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2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3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4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5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6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7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8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49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0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1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2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3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4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5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6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7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8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59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60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61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K62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63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2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3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4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5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6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7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8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19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0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1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2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3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4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5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6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7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8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29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0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1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2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3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4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5"/>
    </style:style>
    <style:style style:name="ce1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6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7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8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39"/>
    </style:style>
    <style:style style:name="ce1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L40"/>
    </style:style>
    <style:style style:name="ce1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1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2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3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4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5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6"/>
    </style:style>
    <style:style style:name="ce2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7"/>
    </style:style>
    <style:style style:name="ce2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8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49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0"/>
    </style:style>
    <style:style style:name="ce2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1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2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3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4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5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6"/>
    </style:style>
    <style:style style:name="ce2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7"/>
    </style:style>
    <style:style style:name="ce2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8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59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60"/>
    </style:style>
    <style:style style:name="ce2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61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62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-is-between(1,100)" style:apply-style-name="champignons_20_foncé" style:base-cell-address="Sheet1.L63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ffff"/>
    </style:style>
    <style:style style:name="ce2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color="#ffffff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/>
    </style:style>
    <style:style style:name="ce223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cm"/>
      <style:text-properties fo:color="#000000"/>
    </style:style>
    <style:style style:name="ce224" style:family="table-cell" style:parent-style-name="Default" style:data-style-name="N75">
      <style:table-cell-properties fo:background-color="#ccccff" style:text-align-source="fix" style:repeat-content="false" fo:border="0.06pt solid #000000"/>
      <style:paragraph-properties fo:text-align="center" fo:margin-left="0cm"/>
    </style:style>
    <style:style style:name="ce22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22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A1:Sheet1.O63">
        <table:table-column table:style-name="co4" table:default-cell-style-name="ce32"/>
        <table:table-column table:style-name="co5" table:default-cell-style-name="ce43"/>
        <table:table-column table:style-name="co5" table:default-cell-style-name="ce50"/>
        <table:table-column table:style-name="co6" table:default-cell-style-name="ce54"/>
        <table:table-column table:style-name="co5" table:default-cell-style-name="ce59"/>
        <table:table-column table:style-name="co5" table:number-columns-repeated="2" table:default-cell-style-name="ce32"/>
        <table:table-column table:style-name="co7" table:default-cell-style-name="ce32"/>
        <table:table-column table:style-name="co5" table:number-columns-repeated="4" table:default-cell-style-name="ce32"/>
        <table:table-column table:style-name="co5" table:default-cell-style-name="ce222"/>
        <table:table-column table:style-name="co8" table:default-cell-style-name="ce222"/>
        <table:table-column table:style-name="co9" table:default-cell-style-name="ce32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0" table:number-columns-repeated="1005" table:default-cell-style-name="Default"/>
        <table:table-row table:style-name="ro3">
          <table:table-cell table:style-name="ce26" office:value-type="string" calcext:value-type="string">
            <text:p>Dates</text:p>
          </table:table-cell>
          <table:table-cell table:style-name="ce33" office:value-type="string" calcext:value-type="string">
            <text:p>Légumes</text:p>
          </table:table-cell>
          <table:table-cell table:style-name="ce44" office:value-type="string" calcext:value-type="string">
            <text:p>Produits laitiers</text:p>
          </table:table-cell>
          <table:table-cell table:style-name="ce33" office:value-type="string" calcext:value-type="string">
            <text:p>Oeufs</text:p>
          </table:table-cell>
          <table:table-cell table:style-name="ce55" office:value-type="string" calcext:value-type="string">
            <text:p>Pommes</text:p>
          </table:table-cell>
          <table:table-cell table:style-name="ce60" office:value-type="string" calcext:value-type="string">
            <text:p>Pains</text:p>
          </table:table-cell>
          <table:table-cell table:style-name="ce60" office:value-type="string" calcext:value-type="string">
            <text:p>Pains 1s/2</text:p>
          </table:table-cell>
          <table:table-cell table:style-name="ce60" office:value-type="string" calcext:value-type="string">
            <text:p>Poulets 2/mois</text:p>
          </table:table-cell>
          <table:table-cell table:style-name="ce60" office:value-type="string" calcext:value-type="string">
            <text:p>Poulets 1/mois</text:p>
          </table:table-cell>
          <table:table-cell table:style-name="ce55" office:value-type="string" calcext:value-type="string">
            <text:p>Chèvre</text:p>
          </table:table-cell>
          <table:table-cell table:style-name="ce55" office:value-type="string" calcext:value-type="string">
            <text:p>Chamignons 2/m</text:p>
          </table:table-cell>
          <table:table-cell table:style-name="ce55" office:value-type="string" calcext:value-type="string">
            <text:p>Chamignons 1/m</text:p>
          </table:table-cell>
          <table:table-cell table:style-name="ce55" office:value-type="string" calcext:value-type="string">
            <text:p>Huiles &amp; farines</text:p>
          </table:table-cell>
          <table:table-cell table:style-name="ce55" office:value-type="string" calcext:value-type="string">
            <text:p>Tisanes</text:p>
          </table:table-cell>
          <table:table-cell table:style-name="ce26" office:value-type="string" calcext:value-type="string">
            <text:p>Commentaires</text:p>
          </table:table-cell>
          <table:table-cell table:style-name="ce225"/>
          <table:table-cell table:style-name="ce226" table:number-columns-repeated="4"/>
          <table:table-cell table:style-name="ce225" table:number-columns-repeated="1004"/>
        </table:table-row>
        <table:table-row table:style-name="ro4" table:visibility="collapse">
          <table:table-cell table:style-name="ce27" office:value-type="date" office:date-value="2014-01-03" calcext:value-type="date">
            <text:p>3 janv. 2014</text:p>
          </table:table-cell>
          <table:table-cell table:style-name="ce35"/>
          <table:table-cell table:style-name="ce45"/>
          <table:table-cell table:style-name="ce47"/>
          <table:table-cell table:style-name="ce56"/>
          <table:table-cell table:style-name="ce61" table:number-columns-repeated="2"/>
          <table:table-cell table:style-name="ce45" table:number-columns-repeated="2"/>
          <table:table-cell table:style-name="ce73"/>
          <table:table-cell table:style-name="ce89" table:number-columns-repeated="2"/>
          <table:table-cell table:style-name="ce219" table:number-columns-repeated="2"/>
          <table:table-cell table:style-name="ce45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7" table:formula="of:=[.A2]+7" office:value-type="date" office:date-value="2014-01-10" calcext:value-type="date">
            <text:p>10 janv. 2014</text:p>
          </table:table-cell>
          <table:table-cell table:style-name="ce36" office:value-type="float" office:value="8" calcext:value-type="float">
            <text:p>8</text:p>
          </table:table-cell>
          <table:table-cell table:style-name="ce46" office:value-type="float" office:value="15" calcext:value-type="float">
            <text:p>15</text:p>
          </table:table-cell>
          <table:table-cell table:style-name="ce51" office:value-type="string" calcext:value-type="string">
            <text:p>36+35</text:p>
          </table:table-cell>
          <table:table-cell table:style-name="ce57" office:value-type="float" office:value="3" calcext:value-type="float">
            <text:p>3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4" calcext:value-type="float">
            <text:p>4</text:p>
          </table:table-cell>
          <table:table-cell table:style-name="ce70" office:value-type="string" calcext:value-type="string">
            <text:p>17+18</text:p>
          </table:table-cell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90" table:number-columns-repeated="2"/>
          <table:table-cell table:style-name="ce219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3]+7" office:value-type="date" office:date-value="2014-01-17" calcext:value-type="date">
            <text:p>17 janv. 2014</text:p>
          </table:table-cell>
          <table:table-cell table:style-name="ce36" table:formula="of:=MIN(#REF!;[.B3])-1" office:value-type="string" office:string-value="Err :504" calcext:value-type="error">
            <text:p>Err :504</text:p>
          </table:table-cell>
          <table:table-cell table:style-name="ce45"/>
          <table:table-cell table:style-name="ce52" office:value-type="float" office:value="34" calcext:value-type="float">
            <text:p>34</text:p>
          </table:table-cell>
          <table:table-cell table:style-name="ce56"/>
          <table:table-cell table:style-name="ce62" table:formula="of:=MIN([.F$2:.F3])-1" office:value-type="float" office:value="6" calcext:value-type="float">
            <text:p>6</text:p>
          </table:table-cell>
          <table:table-cell table:style-name="ce62"/>
          <table:table-cell table:style-name="ce45" table:number-columns-repeated="2"/>
          <table:table-cell table:style-name="ce75"/>
          <table:table-cell table:style-name="ce91" office:value-type="float" office:value="4" calcext:value-type="float">
            <text:p>4</text:p>
          </table:table-cell>
          <table:table-cell table:style-name="ce90"/>
          <table:table-cell table:style-name="ce219" office:value-type="float" office:value="2" calcext:value-type="float">
            <text:p>2</text:p>
          </table:table-cell>
          <table:table-cell table:style-name="ce219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4]+7" office:value-type="date" office:date-value="2014-01-24" calcext:value-type="date">
            <text:p>24 janv. 2014</text:p>
          </table:table-cell>
          <table:table-cell table:style-name="ce36" table:formula="of:=MIN(#REF!;[.B4])-1" office:value-type="string" office:string-value="Err :504" calcext:value-type="error">
            <text:p>Err :504</text:p>
          </table:table-cell>
          <table:table-cell table:style-name="ce46" table:formula="of:=MIN([.C$2:.C4])-1" office:value-type="float" office:value="14" calcext:value-type="float">
            <text:p>14</text:p>
          </table:table-cell>
          <table:table-cell table:style-name="ce52" table:formula="of:=MIN([.D$4:.D4])-1" office:value-type="float" office:value="33" calcext:value-type="float">
            <text:p>33</text:p>
          </table:table-cell>
          <table:table-cell table:style-name="ce56"/>
          <table:table-cell table:style-name="ce62" table:number-columns-repeated="2"/>
          <table:table-cell table:style-name="ce71" office:value-type="float" office:value="16" calcext:value-type="float">
            <text:p>16</text:p>
          </table:table-cell>
          <table:table-cell table:style-name="ce71" table:formula="of:=MIN([.I$2:.I4])-1" office:value-type="float" office:value="8" calcext:value-type="float">
            <text:p>8</text:p>
          </table:table-cell>
          <table:table-cell table:style-name="ce74"/>
          <table:table-cell table:style-name="ce90" table:number-columns-repeated="2"/>
          <table:table-cell table:style-name="ce219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5]+7" office:value-type="date" office:date-value="2014-01-31" calcext:value-type="date">
            <text:p>31 janv. 2014</text:p>
          </table:table-cell>
          <table:table-cell table:style-name="ce36" table:formula="of:=MIN(#REF!;[.B5])-1" office:value-type="string" office:string-value="Err :504" calcext:value-type="error">
            <text:p>Err :504</text:p>
          </table:table-cell>
          <table:table-cell table:style-name="ce45"/>
          <table:table-cell table:style-name="ce52" table:formula="of:=MIN([.D$4:.D5])-1" office:value-type="float" office:value="32" calcext:value-type="float">
            <text:p>32</text:p>
          </table:table-cell>
          <table:table-cell table:style-name="ce56"/>
          <table:table-cell table:style-name="ce62" table:formula="of:=MIN([.F$2:.F5])-1" office:value-type="float" office:value="5" calcext:value-type="float">
            <text:p>5</text:p>
          </table:table-cell>
          <table:table-cell table:style-name="ce62"/>
          <table:table-cell table:style-name="ce45" table:number-columns-repeated="2"/>
          <table:table-cell table:style-name="ce74"/>
          <table:table-cell table:style-name="ce91" table:formula="of:=MIN([.K$2:.K5])-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219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8" table:formula="of:=[.A6]+7" office:value-type="date" office:date-value="2014-02-07" calcext:value-type="date">
            <text:p>7 févr. 2014</text:p>
          </table:table-cell>
          <table:table-cell table:style-name="ce36" table:formula="of:=MIN(#REF!;[.B6])-1" office:value-type="string" office:string-value="Err :504" calcext:value-type="error">
            <text:p>Err :504</text:p>
          </table:table-cell>
          <table:table-cell table:style-name="ce46" table:formula="of:=MIN([.C$2:.C6])-1" office:value-type="float" office:value="13" calcext:value-type="float">
            <text:p>13</text:p>
          </table:table-cell>
          <table:table-cell table:style-name="ce52" table:formula="of:=MIN([.D$4:.D6])-1" office:value-type="float" office:value="31" calcext:value-type="float">
            <text:p>31</text:p>
          </table:table-cell>
          <table:table-cell table:style-name="ce57" office:value-type="float" office:value="2" calcext:value-type="float">
            <text:p>2</text:p>
          </table:table-cell>
          <table:table-cell table:style-name="ce62" table:formula="of:=MIN([.F$2:.F6])-1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71" table:formula="of:=MIN([.H$2:.H6])-1" office:value-type="float" office:value="15" calcext:value-type="float">
            <text:p>15</text:p>
          </table:table-cell>
          <table:table-cell table:style-name="ce45"/>
          <table:table-cell table:style-name="ce74"/>
          <table:table-cell table:style-name="ce90" table:number-columns-repeated="2"/>
          <table:table-cell table:style-name="ce219" table:number-columns-repeated="2"/>
          <table:table-cell table:style-name="ce28"/>
          <table:table-cell table:style-name="ce226" table:number-columns-repeated="1009"/>
        </table:table-row>
        <table:table-row table:style-name="ro4">
          <table:table-cell table:style-name="ce28" table:formula="of:=[.A7]+7" office:value-type="date" office:date-value="2014-02-14" calcext:value-type="date">
            <text:p>14 févr. 2014</text:p>
          </table:table-cell>
          <table:table-cell table:style-name="ce36" table:formula="of:=MIN(#REF!;[.B7])-1" office:value-type="string" office:string-value="Err :504" calcext:value-type="error">
            <text:p>Err :504</text:p>
          </table:table-cell>
          <table:table-cell table:style-name="ce45"/>
          <table:table-cell table:style-name="ce52" table:formula="of:=MIN([.D$4:.D7])-1" office:value-type="float" office:value="30" calcext:value-type="float">
            <text:p>30</text:p>
          </table:table-cell>
          <table:table-cell table:style-name="ce56"/>
          <table:table-cell table:style-name="ce62" table:formula="of:=MIN([.F$2:.F7])-1" office:value-type="float" office:value="3" calcext:value-type="float">
            <text:p>3</text:p>
          </table:table-cell>
          <table:table-cell table:style-name="ce62"/>
          <table:table-cell table:style-name="ce45" table:number-columns-repeated="2"/>
          <table:table-cell table:style-name="ce75"/>
          <table:table-cell table:style-name="ce91" table:formula="of:=MIN([.K$2:.K7])-1" office:value-type="float" office:value="2" calcext:value-type="float">
            <text:p>2</text:p>
          </table:table-cell>
          <table:table-cell table:style-name="ce90"/>
          <table:table-cell table:style-name="ce220" office:value-type="float" office:value="1" calcext:value-type="float">
            <text:p>1</text:p>
          </table:table-cell>
          <table:table-cell table:style-name="ce76"/>
          <table:table-cell table:style-name="ce28"/>
          <table:table-cell table:style-name="ce226" table:number-columns-repeated="1009"/>
        </table:table-row>
        <table:table-row table:style-name="ro4">
          <table:table-cell table:style-name="ce28" table:formula="of:=[.A8]+7" office:value-type="date" office:date-value="2014-02-21" calcext:value-type="date">
            <text:p>21 févr. 2014</text:p>
          </table:table-cell>
          <table:table-cell table:style-name="ce36" table:formula="of:=MIN(#REF!;[.B8])-1" office:value-type="string" office:string-value="Err :504" calcext:value-type="error">
            <text:p>Err :504</text:p>
          </table:table-cell>
          <table:table-cell table:style-name="ce46" table:formula="of:=MIN([.C$2:.C8])-1" office:value-type="float" office:value="12" calcext:value-type="float">
            <text:p>12</text:p>
          </table:table-cell>
          <table:table-cell table:style-name="ce52" table:formula="of:=MIN([.D$4:.D8])-1" office:value-type="float" office:value="29" calcext:value-type="float">
            <text:p>29</text:p>
          </table:table-cell>
          <table:table-cell table:style-name="ce56"/>
          <table:table-cell table:style-name="ce62" table:formula="of:=MIN([.F$2:.F8])-1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71" table:formula="of:=MIN([.H$2:.H8])-1" office:value-type="float" office:value="14" calcext:value-type="float">
            <text:p>14</text:p>
          </table:table-cell>
          <table:table-cell table:style-name="ce71" table:formula="of:=MIN([.I$2:.I8])-1" office:value-type="float" office:value="7" calcext:value-type="float">
            <text:p>7</text:p>
          </table:table-cell>
          <table:table-cell table:style-name="ce76"/>
          <table:table-cell table:style-name="ce90" table:number-columns-repeated="2"/>
          <table:table-cell table:style-name="ce219" table:number-columns-repeated="2"/>
          <table:table-cell table:style-name="ce28"/>
          <table:table-cell table:style-name="ce226" table:number-columns-repeated="1009"/>
        </table:table-row>
        <table:table-row table:style-name="ro4">
          <table:table-cell table:style-name="ce28" table:formula="of:=[.A9]+7" office:value-type="date" office:date-value="2014-02-28" calcext:value-type="date">
            <text:p>28 févr. 2014</text:p>
          </table:table-cell>
          <table:table-cell table:style-name="ce36" table:formula="of:=MIN(#REF!;[.B9])-1" office:value-type="string" office:string-value="Err :504" calcext:value-type="error">
            <text:p>Err :504</text:p>
          </table:table-cell>
          <table:table-cell table:style-name="ce45"/>
          <table:table-cell table:style-name="ce52" table:formula="of:=MIN([.D$4:.D9])-1" office:value-type="float" office:value="28" calcext:value-type="float">
            <text:p>28</text:p>
          </table:table-cell>
          <table:table-cell table:style-name="ce56"/>
          <table:table-cell table:style-name="ce62" table:formula="of:=MIN([.F$2:.F9])-1" office:value-type="float" office:value="1" calcext:value-type="float">
            <text:p>1</text:p>
          </table:table-cell>
          <table:table-cell table:style-name="ce62"/>
          <table:table-cell table:style-name="ce45" table:number-columns-repeated="2"/>
          <table:table-cell table:style-name="ce76"/>
          <table:table-cell table:style-name="ce91" table:formula="of:=MIN([.K$2:.K9])-1" office:value-type="float" office:value="1" calcext:value-type="float">
            <text:p>1</text:p>
          </table:table-cell>
          <table:table-cell table:style-name="ce91" table:formula="of:=MIN([.L$2:.L9])-1" office:value-type="float" office:value="1" calcext:value-type="float">
            <text:p>1</text:p>
          </table:table-cell>
          <table:table-cell table:style-name="ce76"/>
          <table:table-cell table:style-name="ce223" office:value-type="float" office:value="3" calcext:value-type="float">
            <text:p>3</text:p>
          </table:table-cell>
          <table:table-cell table:style-name="ce28"/>
          <table:table-cell table:style-name="ce226" table:number-columns-repeated="1009"/>
        </table:table-row>
        <table:table-row table:style-name="ro4">
          <table:table-cell table:style-name="ce27" table:formula="of:=[.A10]+7" office:value-type="date" office:date-value="2014-03-07" calcext:value-type="date">
            <text:p>7 mars 2014</text:p>
          </table:table-cell>
          <table:table-cell table:style-name="ce36" office:value-type="float" office:value="48" calcext:value-type="float">
            <text:p>48</text:p>
          </table:table-cell>
          <table:table-cell table:style-name="ce46" table:formula="of:=MIN([.C$2:.C10])-1" office:value-type="float" office:value="11" calcext:value-type="float">
            <text:p>11</text:p>
          </table:table-cell>
          <table:table-cell table:style-name="ce52" table:formula="of:=MIN([.D$4:.D10])-1" office:value-type="float" office:value="27" calcext:value-type="float">
            <text:p>27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formula="of:=MIN([.H$2:.H10])-1" office:value-type="float" office:value="13" calcext:value-type="float">
            <text:p>13</text:p>
          </table:table-cell>
          <table:table-cell table:style-name="ce45"/>
          <table:table-cell table:style-name="ce76"/>
          <table:table-cell table:style-name="ce92"/>
          <table:table-cell table:style-name="ce90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11]+7" office:value-type="date" office:date-value="2014-03-14" calcext:value-type="date">
            <text:p>14 mars 2014</text:p>
          </table:table-cell>
          <table:table-cell table:style-name="ce37" table:formula="of:=MIN([.B$11:.B11])-1" office:value-type="float" office:value="47" calcext:value-type="float">
            <text:p>47</text:p>
          </table:table-cell>
          <table:table-cell table:style-name="ce47"/>
          <table:table-cell table:style-name="ce52" table:formula="of:=MIN([.D$4:.D11])-1" office:value-type="float" office:value="26" calcext:value-type="float">
            <text:p>26</text:p>
          </table:table-cell>
          <table:table-cell table:style-name="ce56"/>
          <table:table-cell table:style-name="ce64"/>
          <table:table-cell table:style-name="ce62"/>
          <table:table-cell table:style-name="ce45" table:number-columns-repeated="2"/>
          <table:table-cell table:style-name="ce77" office:value-type="float" office:value="2" calcext:value-type="float">
            <text:p>2</text:p>
          </table:table-cell>
          <table:table-cell table:style-name="ce93"/>
          <table:table-cell table:style-name="ce145"/>
          <table:table-cell table:style-name="ce76" table:number-columns-repeated="2"/>
          <table:table-cell table:style-name="ce45" office:value-type="string" calcext:value-type="string">
            <text:p>pas de pain</text:p>
          </table:table-cell>
          <table:table-cell table:style-name="ce226" table:number-columns-repeated="1009"/>
        </table:table-row>
        <table:table-row table:style-name="ro4">
          <table:table-cell table:style-name="ce27" table:formula="of:=[.A12]+7" office:value-type="date" office:date-value="2014-03-21" calcext:value-type="date">
            <text:p>21 mars 2014</text:p>
          </table:table-cell>
          <table:table-cell table:style-name="ce38" table:formula="of:=MIN([.B$11:.B12])-1" office:value-type="float" office:value="46" calcext:value-type="float">
            <text:p>46</text:p>
          </table:table-cell>
          <table:table-cell table:style-name="ce46" table:formula="of:=MIN([.C$2:.C12])-1" office:value-type="float" office:value="10" calcext:value-type="float">
            <text:p>10</text:p>
          </table:table-cell>
          <table:table-cell table:style-name="ce52" table:formula="of:=MIN([.D$4:.D12])-1" office:value-type="float" office:value="25" calcext:value-type="float">
            <text:p>25</text:p>
          </table:table-cell>
          <table:table-cell table:style-name="ce56"/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9" calcext:value-type="float">
            <text:p>9</text:p>
          </table:table-cell>
          <table:table-cell table:style-name="ce71" table:formula="of:=MIN([.H$2:.H12])-1" office:value-type="float" office:value="12" calcext:value-type="float">
            <text:p>12</text:p>
          </table:table-cell>
          <table:table-cell table:style-name="ce71" table:formula="of:=MIN([.I$2:.I12])-1" office:value-type="float" office:value="6" calcext:value-type="float">
            <text:p>6</text:p>
          </table:table-cell>
          <table:table-cell table:style-name="ce76"/>
          <table:table-cell table:style-name="ce94"/>
          <table:table-cell table:style-name="ce146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13]+7" office:value-type="date" office:date-value="2014-03-28" calcext:value-type="date">
            <text:p>28 mars 2014</text:p>
          </table:table-cell>
          <table:table-cell table:style-name="ce39" table:formula="of:=MIN([.B$11:.B13])-1" office:value-type="float" office:value="45" calcext:value-type="float">
            <text:p>45</text:p>
          </table:table-cell>
          <table:table-cell table:style-name="ce47"/>
          <table:table-cell table:style-name="ce52" table:formula="of:=MIN([.D$4:.D13])-1" office:value-type="float" office:value="24" calcext:value-type="float">
            <text:p>24</text:p>
          </table:table-cell>
          <table:table-cell table:style-name="ce56"/>
          <table:table-cell table:style-name="ce65" office:value-type="float" office:value="14" calcext:value-type="float">
            <text:p>14</text:p>
          </table:table-cell>
          <table:table-cell table:style-name="ce65"/>
          <table:table-cell table:style-name="ce45" table:number-columns-repeated="2"/>
          <table:table-cell table:style-name="ce76"/>
          <table:table-cell table:style-name="ce95"/>
          <table:table-cell table:style-name="ce147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8" table:formula="of:=[.A14]+7" office:value-type="date" office:date-value="2014-04-04" calcext:value-type="date">
            <text:p>4 avr. 2014</text:p>
          </table:table-cell>
          <table:table-cell table:style-name="ce39" table:formula="of:=MIN([.B$11:.B14])-1" office:value-type="float" office:value="44" calcext:value-type="float">
            <text:p>44</text:p>
          </table:table-cell>
          <table:table-cell table:style-name="ce46" table:formula="of:=MIN([.C$2:.C14])-1" office:value-type="float" office:value="9" calcext:value-type="float">
            <text:p>9</text:p>
          </table:table-cell>
          <table:table-cell table:style-name="ce52" table:formula="of:=MIN([.D$4:.D14])-1" office:value-type="float" office:value="23" calcext:value-type="float">
            <text:p>23</text:p>
          </table:table-cell>
          <table:table-cell table:style-name="ce56"/>
          <table:table-cell table:style-name="ce65" office:value-type="float" office:value="13" calcext:value-type="float">
            <text:p>13</text:p>
          </table:table-cell>
          <table:table-cell table:style-name="ce69" office:value-type="float" office:value="8" calcext:value-type="float">
            <text:p>8</text:p>
          </table:table-cell>
          <table:table-cell table:style-name="ce71" table:formula="of:=MIN([.H$2:.H14])-1" office:value-type="float" office:value="11" calcext:value-type="float">
            <text:p>11</text:p>
          </table:table-cell>
          <table:table-cell table:style-name="ce45" table:number-columns-repeated="2"/>
          <table:table-cell table:style-name="ce96"/>
          <table:table-cell table:style-name="ce148"/>
          <table:table-cell table:style-name="ce76" table:number-columns-repeated="2"/>
          <table:table-cell table:style-name="ce28"/>
          <table:table-cell table:style-name="ce226" table:number-columns-repeated="1009"/>
        </table:table-row>
        <table:table-row table:style-name="ro5">
          <table:table-cell table:style-name="ce28" table:formula="of:=[.A15]+7" office:value-type="date" office:date-value="2014-04-11" calcext:value-type="date">
            <text:p>11 avr. 2014</text:p>
          </table:table-cell>
          <table:table-cell table:style-name="ce39" table:formula="of:=MIN([.B$11:.B15])-1" office:value-type="float" office:value="43" calcext:value-type="float">
            <text:p>43</text:p>
          </table:table-cell>
          <table:table-cell table:style-name="ce48"/>
          <table:table-cell table:style-name="ce52" table:formula="of:=MIN([.D$4:.D15])-1" office:value-type="float" office:value="22" calcext:value-type="float">
            <text:p>22</text:p>
          </table:table-cell>
          <table:table-cell table:style-name="ce56"/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45" table:number-columns-repeated="2"/>
          <table:table-cell table:style-name="ce78" office:value-type="float" office:value="1" calcext:value-type="float">
            <text:p>1</text:p>
          </table:table-cell>
          <table:table-cell table:style-name="ce97"/>
          <table:table-cell table:style-name="ce171"/>
          <table:table-cell table:style-name="ce220" office:value-type="float" office:value="3" calcext:value-type="float">
            <text:p>3</text:p>
          </table:table-cell>
          <table:table-cell table:style-name="ce76"/>
          <table:table-cell table:style-name="ce28"/>
          <table:table-cell table:style-name="ce226" table:number-columns-repeated="1009"/>
        </table:table-row>
        <table:table-row table:style-name="ro5">
          <table:table-cell table:style-name="ce28" table:formula="of:=[.A16]+7" office:value-type="date" office:date-value="2014-04-18" calcext:value-type="date">
            <text:p>18 avr. 2014</text:p>
          </table:table-cell>
          <table:table-cell table:style-name="ce39" table:formula="of:=MIN([.B$11:.B16])-1" office:value-type="float" office:value="42" calcext:value-type="float">
            <text:p>42</text:p>
          </table:table-cell>
          <table:table-cell table:style-name="ce46" table:formula="of:=MIN([.C$2:.C16])-1" office:value-type="float" office:value="8" calcext:value-type="float">
            <text:p>8</text:p>
          </table:table-cell>
          <table:table-cell table:style-name="ce52" table:formula="of:=MIN([.D$4:.D16])-1" office:value-type="float" office:value="21" calcext:value-type="float">
            <text:p>21</text:p>
          </table:table-cell>
          <table:table-cell table:style-name="ce56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7" calcext:value-type="float">
            <text:p>7</text:p>
          </table:table-cell>
          <table:table-cell table:style-name="ce71" table:formula="of:=MIN([.H$2:.H16])-1" office:value-type="float" office:value="10" calcext:value-type="float">
            <text:p>10</text:p>
          </table:table-cell>
          <table:table-cell table:style-name="ce71" table:formula="of:=MIN([.I$2:.I16])-1" office:value-type="float" office:value="5" calcext:value-type="float">
            <text:p>5</text:p>
          </table:table-cell>
          <table:table-cell table:style-name="ce45"/>
          <table:table-cell table:style-name="ce98"/>
          <table:table-cell table:style-name="ce172"/>
          <table:table-cell table:style-name="ce76" table:number-columns-repeated="2"/>
          <table:table-cell table:style-name="ce28"/>
          <table:table-cell table:style-name="ce226" table:number-columns-repeated="1009"/>
        </table:table-row>
        <table:table-row table:style-name="ro5">
          <table:table-cell table:style-name="ce28" table:formula="of:=[.A17]+7" office:value-type="date" office:date-value="2014-04-25" calcext:value-type="date">
            <text:p>25 avr. 2014</text:p>
          </table:table-cell>
          <table:table-cell table:style-name="ce39"/>
          <table:table-cell table:style-name="ce48"/>
          <table:table-cell table:style-name="ce52" table:formula="of:=MIN([.D$4:.D17])-1" office:value-type="float" office:value="20" calcext:value-type="float">
            <text:p>20</text:p>
          </table:table-cell>
          <table:table-cell table:style-name="ce56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45" table:number-columns-repeated="2"/>
          <table:table-cell table:style-name="ce79" office:value-type="float" office:value="10" calcext:value-type="float">
            <text:p>10</text:p>
          </table:table-cell>
          <table:table-cell table:style-name="ce99"/>
          <table:table-cell table:style-name="ce173"/>
          <table:table-cell table:style-name="ce76" table:number-columns-repeated="2"/>
          <table:table-cell table:style-name="ce28"/>
          <table:table-cell table:style-name="ce226" table:number-columns-repeated="1009"/>
        </table:table-row>
        <table:table-row table:style-name="ro6">
          <table:table-cell table:style-name="ce27" table:formula="of:=[.A18]+7" office:value-type="date" office:date-value="2014-05-02" calcext:value-type="date">
            <text:p>2 mai 2014</text:p>
          </table:table-cell>
          <table:table-cell table:style-name="ce39"/>
          <table:table-cell table:style-name="ce46" table:formula="of:=MIN([.C$2:.C18])-1" office:value-type="float" office:value="7" calcext:value-type="float">
            <text:p>7</text:p>
          </table:table-cell>
          <table:table-cell table:style-name="ce52" table:formula="of:=MIN([.D$4:.D18])-1" office:value-type="float" office:value="19" calcext:value-type="float">
            <text:p>19</text:p>
          </table:table-cell>
          <table:table-cell table:style-name="ce56"/>
          <table:table-cell table:style-name="ce65" office:value-type="float" office:value="9" calcext:value-type="float">
            <text:p>9</text:p>
          </table:table-cell>
          <table:table-cell table:style-name="ce65" office:value-type="float" office:value="6" calcext:value-type="float">
            <text:p>6</text:p>
          </table:table-cell>
          <table:table-cell table:style-name="ce71" table:formula="of:=MIN([.H$2:.H18])-1" office:value-type="float" office:value="9" calcext:value-type="float">
            <text:p>9</text:p>
          </table:table-cell>
          <table:table-cell table:style-name="ce45" table:number-columns-repeated="2"/>
          <table:table-cell table:style-name="ce100"/>
          <table:table-cell table:style-name="ce174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5">
          <table:table-cell table:style-name="ce27" table:formula="of:=[.A19]+7" office:value-type="date" office:date-value="2014-05-09" calcext:value-type="date">
            <text:p>9 mai 2014</text:p>
          </table:table-cell>
          <table:table-cell table:style-name="ce39" table:formula="of:=MIN([.B$11:.B19])-1" office:value-type="float" office:value="41" calcext:value-type="float">
            <text:p>41</text:p>
          </table:table-cell>
          <table:table-cell table:style-name="ce48"/>
          <table:table-cell table:style-name="ce52" table:formula="of:=MIN([.D$4:.D19])-1" office:value-type="float" office:value="18" calcext:value-type="float">
            <text:p>18</text:p>
          </table:table-cell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01"/>
          <table:table-cell table:style-name="ce175"/>
          <table:table-cell table:style-name="ce76" table:number-columns-repeated="2"/>
          <table:table-cell table:style-name="ce45" office:value-type="string" calcext:value-type="string">
            <text:p>pas de pain</text:p>
          </table:table-cell>
          <table:table-cell table:style-name="ce226" table:number-columns-repeated="1009"/>
        </table:table-row>
        <table:table-row table:style-name="ro5">
          <table:table-cell table:style-name="ce27" table:formula="of:=[.A20]+7" office:value-type="date" office:date-value="2014-05-16" calcext:value-type="date">
            <text:p>16 mai 2014</text:p>
          </table:table-cell>
          <table:table-cell table:style-name="ce39" table:formula="of:=MIN([.B$11:.B20])-1" office:value-type="float" office:value="40" calcext:value-type="float">
            <text:p>40</text:p>
          </table:table-cell>
          <table:table-cell table:style-name="ce46" table:formula="of:=MIN([.C$2:.C20])-1" office:value-type="float" office:value="6" calcext:value-type="float">
            <text:p>6</text:p>
          </table:table-cell>
          <table:table-cell table:style-name="ce52" table:formula="of:=MIN([.D$4:.D20])-1" office:value-type="float" office:value="17" calcext:value-type="float">
            <text:p>17</text:p>
          </table:table-cell>
          <table:table-cell table:style-name="ce56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5" calcext:value-type="float">
            <text:p>5</text:p>
          </table:table-cell>
          <table:table-cell table:style-name="ce71" table:formula="of:=MIN([.H$2:.H20])-1" office:value-type="float" office:value="8" calcext:value-type="float">
            <text:p>8</text:p>
          </table:table-cell>
          <table:table-cell table:style-name="ce71" table:formula="of:=MIN([.I$2:.I20])-1" office:value-type="float" office:value="4" calcext:value-type="float">
            <text:p>4</text:p>
          </table:table-cell>
          <table:table-cell table:style-name="ce45"/>
          <table:table-cell table:style-name="ce102"/>
          <table:table-cell table:style-name="ce176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5">
          <table:table-cell table:style-name="ce27" table:formula="of:=[.A21]+7" office:value-type="date" office:date-value="2014-05-23" calcext:value-type="date">
            <text:p>23 mai 2014</text:p>
          </table:table-cell>
          <table:table-cell table:style-name="ce39" table:formula="of:=MIN([.B$11:.B21])-1" office:value-type="float" office:value="39" calcext:value-type="float">
            <text:p>39</text:p>
          </table:table-cell>
          <table:table-cell table:style-name="ce48"/>
          <table:table-cell table:style-name="ce52" table:formula="of:=MIN([.D$4:.D21])-1" office:value-type="float" office:value="16" calcext:value-type="float">
            <text:p>16</text:p>
          </table:table-cell>
          <table:table-cell table:style-name="ce56"/>
          <table:table-cell table:style-name="ce65" office:value-type="float" office:value="7" calcext:value-type="float">
            <text:p>7</text:p>
          </table:table-cell>
          <table:table-cell table:style-name="ce65"/>
          <table:table-cell table:style-name="ce45" table:number-columns-repeated="2"/>
          <table:table-cell table:style-name="ce80" office:value-type="float" office:value="9" calcext:value-type="float">
            <text:p>9</text:p>
          </table:table-cell>
          <table:table-cell table:style-name="ce103"/>
          <table:table-cell table:style-name="ce177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5">
          <table:table-cell table:style-name="ce27" table:formula="of:=[.A22]+7" office:value-type="date" office:date-value="2014-05-30" calcext:value-type="date">
            <text:p>30 mai 2014</text:p>
          </table:table-cell>
          <table:table-cell table:style-name="ce39" table:formula="of:=MIN([.B$11:.B22])-1" office:value-type="float" office:value="38" calcext:value-type="float">
            <text:p>38</text:p>
          </table:table-cell>
          <table:table-cell table:style-name="ce46" table:formula="of:=MIN([.C$2:.C22])-1" office:value-type="float" office:value="5" calcext:value-type="float">
            <text:p>5</text:p>
          </table:table-cell>
          <table:table-cell table:style-name="ce52" table:formula="of:=MIN([.D$4:.D22])-1" office:value-type="float" office:value="15" calcext:value-type="float">
            <text:p>15</text:p>
          </table:table-cell>
          <table:table-cell table:style-name="ce56"/>
          <table:table-cell table:style-name="ce65" table:number-columns-repeated="2"/>
          <table:table-cell table:style-name="ce71" table:formula="of:=MIN([.H$2:.H22])-1" office:value-type="float" office:value="7" calcext:value-type="float">
            <text:p>7</text:p>
          </table:table-cell>
          <table:table-cell table:style-name="ce45" table:number-columns-repeated="2"/>
          <table:table-cell table:style-name="ce104"/>
          <table:table-cell table:style-name="ce178"/>
          <table:table-cell table:style-name="ce76"/>
          <table:table-cell table:style-name="ce223" office:value-type="float" office:value="2" calcext:value-type="float">
            <text:p>2</text:p>
          </table:table-cell>
          <table:table-cell table:style-name="ce45" office:value-type="string" calcext:value-type="string">
            <text:p>reporté - pas de pain</text:p>
          </table:table-cell>
          <table:table-cell table:style-name="ce226" table:number-columns-repeated="1009"/>
        </table:table-row>
        <table:table-row table:style-name="ro5">
          <table:table-cell table:style-name="ce28" table:formula="of:=[.A23]+7" office:value-type="date" office:date-value="2014-06-06" calcext:value-type="date">
            <text:p>6 juin 2014</text:p>
          </table:table-cell>
          <table:table-cell table:style-name="ce39" table:formula="of:=MIN([.B$11:.B23])-1" office:value-type="float" office:value="37" calcext:value-type="float">
            <text:p>37</text:p>
          </table:table-cell>
          <table:table-cell table:style-name="ce48"/>
          <table:table-cell table:style-name="ce52" table:formula="of:=MIN([.D$4:.D23])-1" office:value-type="float" office:value="14" calcext:value-type="float">
            <text:p>14</text:p>
          </table:table-cell>
          <table:table-cell table:style-name="ce56"/>
          <table:table-cell table:style-name="ce65" office:value-type="float" office:value="6" calcext:value-type="float">
            <text:p>6</text:p>
          </table:table-cell>
          <table:table-cell table:style-name="ce65"/>
          <table:table-cell table:style-name="ce45" table:number-columns-repeated="3"/>
          <table:table-cell table:style-name="ce105"/>
          <table:table-cell table:style-name="ce179"/>
          <table:table-cell table:style-name="ce76" table:number-columns-repeated="2"/>
          <table:table-cell table:style-name="ce28"/>
          <table:table-cell table:style-name="ce226" table:number-columns-repeated="1009"/>
        </table:table-row>
        <table:table-row table:style-name="ro5">
          <table:table-cell table:style-name="ce28" table:formula="of:=[.A24]+7" office:value-type="date" office:date-value="2014-06-13" calcext:value-type="date">
            <text:p>13 juin 2014</text:p>
          </table:table-cell>
          <table:table-cell table:style-name="ce39" table:formula="of:=MIN([.B$11:.B24])-1" office:value-type="float" office:value="36" calcext:value-type="float">
            <text:p>36</text:p>
          </table:table-cell>
          <table:table-cell table:style-name="ce46" table:formula="of:=MIN([.C$2:.C24])-1" office:value-type="float" office:value="4" calcext:value-type="float">
            <text:p>4</text:p>
          </table:table-cell>
          <table:table-cell table:style-name="ce52" table:formula="of:=MIN([.D$4:.D24])-1" office:value-type="float" office:value="13" calcext:value-type="float">
            <text:p>13</text:p>
          </table:table-cell>
          <table:table-cell table:style-name="ce56"/>
          <table:table-cell table:style-name="ce64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72" table:formula="of:=MIN([.H$2:.H24])-1" office:value-type="float" office:value="6" calcext:value-type="float">
            <text:p>6</text:p>
          </table:table-cell>
          <table:table-cell table:style-name="ce72" table:formula="of:=MIN([.I$2:.I24])-1" office:value-type="float" office:value="3" calcext:value-type="float">
            <text:p>3</text:p>
          </table:table-cell>
          <table:table-cell table:style-name="ce45"/>
          <table:table-cell table:style-name="ce106"/>
          <table:table-cell table:style-name="ce180"/>
          <table:table-cell table:style-name="ce76" table:number-columns-repeated="2"/>
          <table:table-cell table:style-name="ce28"/>
          <table:table-cell table:style-name="ce226" table:number-columns-repeated="1009"/>
        </table:table-row>
        <table:table-row table:style-name="ro5">
          <table:table-cell table:style-name="ce28" table:formula="of:=[.A25]+7" office:value-type="date" office:date-value="2014-06-20" calcext:value-type="date">
            <text:p>20 juin 2014</text:p>
          </table:table-cell>
          <table:table-cell table:style-name="ce39" table:formula="of:=MIN([.B$11:.B25])-1" office:value-type="float" office:value="35" calcext:value-type="float">
            <text:p>35</text:p>
          </table:table-cell>
          <table:table-cell table:style-name="ce48"/>
          <table:table-cell table:style-name="ce52" table:formula="of:=MIN([.D$4:.D25])-1" office:value-type="float" office:value="12" calcext:value-type="float">
            <text:p>12</text:p>
          </table:table-cell>
          <table:table-cell table:style-name="ce56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45" table:number-columns-repeated="2"/>
          <table:table-cell table:style-name="ce81" office:value-type="float" office:value="8" calcext:value-type="float">
            <text:p>8</text:p>
          </table:table-cell>
          <table:table-cell table:style-name="ce107"/>
          <table:table-cell table:style-name="ce181"/>
          <table:table-cell table:style-name="ce220" office:value-type="float" office:value="2" calcext:value-type="float">
            <text:p>2</text:p>
          </table:table-cell>
          <table:table-cell table:style-name="ce76"/>
          <table:table-cell table:style-name="ce224"/>
          <table:table-cell table:style-name="ce226" table:number-columns-repeated="1009"/>
        </table:table-row>
        <table:table-row table:style-name="ro5">
          <table:table-cell table:style-name="ce28" table:formula="of:=[.A26]+7" office:value-type="date" office:date-value="2014-06-27" calcext:value-type="date">
            <text:p>27 juin 2014</text:p>
          </table:table-cell>
          <table:table-cell table:style-name="ce39" table:formula="of:=MIN([.B$11:.B26])-1" office:value-type="float" office:value="34" calcext:value-type="float">
            <text:p>34</text:p>
          </table:table-cell>
          <table:table-cell table:style-name="ce46" table:formula="of:=MIN([.C$2:.C26])-1" office:value-type="float" office:value="3" calcext:value-type="float">
            <text:p>3</text:p>
          </table:table-cell>
          <table:table-cell table:style-name="ce52" table:formula="of:=MIN([.D$4:.D26])-1" office:value-type="float" office:value="11" calcext:value-type="float">
            <text:p>11</text:p>
          </table:table-cell>
          <table:table-cell table:style-name="ce56"/>
          <table:table-cell table:number-columns-repeated="2" table:style-name="ce65" office:value-type="float" office:value="3" calcext:value-type="float">
            <text:p>3</text:p>
          </table:table-cell>
          <table:table-cell table:style-name="ce72" table:formula="of:=MIN([.H$2:.H26])-1" office:value-type="float" office:value="5" calcext:value-type="float">
            <text:p>5</text:p>
          </table:table-cell>
          <table:table-cell table:style-name="ce45" table:number-columns-repeated="2"/>
          <table:table-cell table:style-name="ce108"/>
          <table:table-cell table:style-name="ce182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5">
          <table:table-cell table:style-name="ce27" table:formula="of:=[.A27]+7" office:value-type="date" office:date-value="2014-07-04" calcext:value-type="date">
            <text:p>4 juil. 2014</text:p>
          </table:table-cell>
          <table:table-cell table:style-name="ce39" table:formula="of:=MIN([.B$11:.B27])-1" office:value-type="float" office:value="33" calcext:value-type="float">
            <text:p>33</text:p>
          </table:table-cell>
          <table:table-cell table:style-name="ce45"/>
          <table:table-cell table:style-name="ce52" table:formula="of:=MIN([.D$4:.D27])-1" office:value-type="float" office:value="10" calcext:value-type="float">
            <text:p>10</text:p>
          </table:table-cell>
          <table:table-cell table:style-name="ce56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45" table:number-columns-repeated="3"/>
          <table:table-cell table:style-name="ce109"/>
          <table:table-cell table:style-name="ce183"/>
          <table:table-cell table:style-name="ce76" table:number-columns-repeated="2"/>
          <table:table-cell table:style-name="ce45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7" table:formula="of:=[.A28]+7" office:value-type="date" office:date-value="2014-07-11" calcext:value-type="date">
            <text:p>11 juil. 2014</text:p>
          </table:table-cell>
          <table:table-cell table:style-name="ce39" table:formula="of:=MIN([.B$11:.B28])-1" office:value-type="float" office:value="32" calcext:value-type="float">
            <text:p>32</text:p>
          </table:table-cell>
          <table:table-cell table:style-name="ce45"/>
          <table:table-cell table:style-name="ce52" table:formula="of:=MIN([.D$4:.D28])-1" office:value-type="float" office:value="9" calcext:value-type="float">
            <text:p>9</text:p>
          </table:table-cell>
          <table:table-cell table:style-name="ce56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72" table:formula="of:=MIN([.H$2:.H28])-1" office:value-type="float" office:value="4" calcext:value-type="float">
            <text:p>4</text:p>
          </table:table-cell>
          <table:table-cell table:style-name="ce72" table:formula="of:=MIN([.I$2:.I28])-1" office:value-type="float" office:value="2" calcext:value-type="float">
            <text:p>2</text:p>
          </table:table-cell>
          <table:table-cell table:style-name="ce45"/>
          <table:table-cell table:style-name="ce110"/>
          <table:table-cell table:style-name="ce184"/>
          <table:table-cell table:style-name="ce76" table:number-columns-repeated="2"/>
          <table:table-cell table:style-name="ce45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7" table:formula="of:=[.A29]+7" office:value-type="date" office:date-value="2014-07-18" calcext:value-type="date">
            <text:p>18 juil. 2014</text:p>
          </table:table-cell>
          <table:table-cell table:style-name="ce39" table:formula="of:=MIN([.B$11:.B29])-1" office:value-type="float" office:value="31" calcext:value-type="float">
            <text:p>31</text:p>
          </table:table-cell>
          <table:table-cell table:style-name="ce45"/>
          <table:table-cell table:style-name="ce52" table:formula="of:=MIN([.D$4:.D29])-1" office:value-type="float" office:value="8" calcext:value-type="float">
            <text:p>8</text:p>
          </table:table-cell>
          <table:table-cell table:style-name="ce56"/>
          <table:table-cell table:style-name="ce65" table:number-columns-repeated="2"/>
          <table:table-cell table:style-name="ce45" table:number-columns-repeated="2"/>
          <table:table-cell table:style-name="ce82" office:value-type="float" office:value="7" calcext:value-type="float">
            <text:p>7</text:p>
          </table:table-cell>
          <table:table-cell table:style-name="ce111"/>
          <table:table-cell table:style-name="ce185"/>
          <table:table-cell table:style-name="ce76" table:number-columns-repeated="2"/>
          <table:table-cell table:style-name="ce45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7" table:formula="of:=[.A30]+7" office:value-type="date" office:date-value="2014-07-25" calcext:value-type="date">
            <text:p>25 juil. 2014</text:p>
          </table:table-cell>
          <table:table-cell table:style-name="ce39" table:formula="of:=MIN([.B$11:.B30])-1" office:value-type="float" office:value="30" calcext:value-type="float">
            <text:p>30</text:p>
          </table:table-cell>
          <table:table-cell table:style-name="ce45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12"/>
          <table:table-cell table:style-name="ce186"/>
          <table:table-cell table:style-name="ce76" table:number-columns-repeated="2"/>
          <table:table-cell table:style-name="ce45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8" table:formula="of:=[.A31]+7" office:value-type="date" office:date-value="2014-08-01" calcext:value-type="date">
            <text:p>1 août 2014</text:p>
          </table:table-cell>
          <table:table-cell table:style-name="ce39" table:formula="of:=MIN([.B$11:.B31])-1" office:value-type="float" office:value="29" calcext:value-type="float">
            <text:p>29</text:p>
          </table:table-cell>
          <table:table-cell table:style-name="ce45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13"/>
          <table:table-cell table:style-name="ce187"/>
          <table:table-cell table:style-name="ce76" table:number-columns-repeated="2"/>
          <table:table-cell table:style-name="ce28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8" table:formula="of:=[.A32]+7" office:value-type="date" office:date-value="2014-08-08" calcext:value-type="date">
            <text:p>8 août 2014</text:p>
          </table:table-cell>
          <table:table-cell table:style-name="ce39" table:formula="of:=MIN([.B$11:.B32])-1" office:value-type="float" office:value="28" calcext:value-type="float">
            <text:p>28</text:p>
          </table:table-cell>
          <table:table-cell table:style-name="ce45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14"/>
          <table:table-cell table:style-name="ce188"/>
          <table:table-cell table:style-name="ce76" table:number-columns-repeated="2"/>
          <table:table-cell table:style-name="ce28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8" table:formula="of:=[.A33]+7" office:value-type="date" office:date-value="2014-08-15" calcext:value-type="date">
            <text:p>15 août 2014</text:p>
          </table:table-cell>
          <table:table-cell table:style-name="ce39" table:formula="of:=MIN([.B$11:.B33])-1" office:value-type="float" office:value="27" calcext:value-type="float">
            <text:p>27</text:p>
          </table:table-cell>
          <table:table-cell table:style-name="ce45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2"/>
          <table:table-cell table:style-name="ce83" office:value-type="float" office:value="6" calcext:value-type="float">
            <text:p>6</text:p>
          </table:table-cell>
          <table:table-cell table:style-name="ce115"/>
          <table:table-cell table:style-name="ce189"/>
          <table:table-cell table:style-name="ce76" table:number-columns-repeated="2"/>
          <table:table-cell table:style-name="ce28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8" table:formula="of:=[.A34]+7" office:value-type="date" office:date-value="2014-08-22" calcext:value-type="date">
            <text:p>22 août 2014</text:p>
          </table:table-cell>
          <table:table-cell table:style-name="ce39" table:formula="of:=MIN([.B$11:.B34])-1" office:value-type="float" office:value="26" calcext:value-type="float">
            <text:p>26</text:p>
          </table:table-cell>
          <table:table-cell table:style-name="ce45"/>
          <table:table-cell table:style-name="ce52" table:formula="of:=MIN([.D$4:.D34])-1" office:value-type="float" office:value="7" calcext:value-type="float">
            <text:p>7</text:p>
          </table:table-cell>
          <table:table-cell table:style-name="ce56"/>
          <table:table-cell table:style-name="ce65" table:number-columns-repeated="2"/>
          <table:table-cell table:style-name="ce72" table:formula="of:=MIN([.H$2:.H34])-1" office:value-type="float" office:value="3" calcext:value-type="float">
            <text:p>3</text:p>
          </table:table-cell>
          <table:table-cell table:style-name="ce45" table:number-columns-repeated="2"/>
          <table:table-cell table:style-name="ce116"/>
          <table:table-cell table:style-name="ce190"/>
          <table:table-cell table:style-name="ce76" table:number-columns-repeated="2"/>
          <table:table-cell table:style-name="ce28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8" table:formula="of:=[.A35]+7" office:value-type="date" office:date-value="2014-08-29" calcext:value-type="date">
            <text:p>29 août 2014</text:p>
          </table:table-cell>
          <table:table-cell table:style-name="ce39" table:formula="of:=MIN([.B$11:.B35])-1" office:value-type="float" office:value="25" calcext:value-type="float">
            <text:p>25</text:p>
          </table:table-cell>
          <table:table-cell table:style-name="ce45"/>
          <table:table-cell table:style-name="ce52" table:formula="of:=MIN([.D$4:.D35])-1" office:value-type="float" office:value="6" calcext:value-type="float">
            <text:p>6</text:p>
          </table:table-cell>
          <table:table-cell table:style-name="ce56"/>
          <table:table-cell table:style-name="ce66" office:value-type="float" office:value="24" calcext:value-type="float">
            <text:p>24</text:p>
          </table:table-cell>
          <table:table-cell table:style-name="ce66"/>
          <table:table-cell table:style-name="ce45" table:number-columns-repeated="3"/>
          <table:table-cell table:style-name="ce117"/>
          <table:table-cell table:style-name="ce191"/>
          <table:table-cell table:style-name="ce76" table:number-columns-repeated="2"/>
          <table:table-cell table:style-name="ce28" office:value-type="string" calcext:value-type="string">
            <text:p>salle fermée</text:p>
          </table:table-cell>
          <table:table-cell table:style-name="ce226" table:number-columns-repeated="1009"/>
        </table:table-row>
        <table:table-row table:style-name="ro4">
          <table:table-cell table:style-name="ce27" table:formula="of:=[.A36]+7" office:value-type="date" office:date-value="2014-09-05" calcext:value-type="date">
            <text:p>5 sept. 2014</text:p>
          </table:table-cell>
          <table:table-cell table:style-name="ce39" table:formula="of:=MIN([.B$11:.B36])-1" office:value-type="float" office:value="24" calcext:value-type="float">
            <text:p>24</text:p>
          </table:table-cell>
          <table:table-cell table:style-name="ce46" table:formula="of:=MIN([.C$2:.C36])-1" office:value-type="float" office:value="2" calcext:value-type="float">
            <text:p>2</text:p>
          </table:table-cell>
          <table:table-cell table:style-name="ce52" table:formula="of:=MIN([.D$4:.D36])-1" office:value-type="float" office:value="5" calcext:value-type="float">
            <text:p>5</text:p>
          </table:table-cell>
          <table:table-cell table:style-name="ce56"/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" calcext:value-type="float">
            <text:p>2</text:p>
          </table:table-cell>
          <table:table-cell table:style-name="ce72" table:formula="of:=MIN([.H$2:.H36])-1" office:value-type="float" office:value="2" calcext:value-type="float">
            <text:p>2</text:p>
          </table:table-cell>
          <table:table-cell table:style-name="ce72" table:formula="of:=MIN([.I$2:.I36])-1" office:value-type="float" office:value="1" calcext:value-type="float">
            <text:p>1</text:p>
          </table:table-cell>
          <table:table-cell table:style-name="ce45"/>
          <table:table-cell table:style-name="ce118"/>
          <table:table-cell table:style-name="ce192"/>
          <table:table-cell table:style-name="ce76"/>
          <table:table-cell table:style-name="ce223" office:value-type="float" office:value="1" calcext:value-type="float">
            <text:p>1</text:p>
          </table:table-cell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37]+7" office:value-type="date" office:date-value="2014-09-12" calcext:value-type="date">
            <text:p>12 sept. 2014</text:p>
          </table:table-cell>
          <table:table-cell table:style-name="ce39" table:formula="of:=MIN([.B$11:.B37])-1" office:value-type="float" office:value="23" calcext:value-type="float">
            <text:p>23</text:p>
          </table:table-cell>
          <table:table-cell table:style-name="ce45"/>
          <table:table-cell table:style-name="ce52" table:formula="of:=MIN([.D$4:.D37])-1" office:value-type="float" office:value="4" calcext:value-type="float">
            <text:p>4</text:p>
          </table:table-cell>
          <table:table-cell table:style-name="ce56"/>
          <table:table-cell table:style-name="ce64" office:value-type="float" office:value="22" calcext:value-type="float">
            <text:p>22</text:p>
          </table:table-cell>
          <table:table-cell table:style-name="ce66"/>
          <table:table-cell table:style-name="ce45" table:number-columns-repeated="2"/>
          <table:table-cell table:style-name="ce84" office:value-type="float" office:value="5" calcext:value-type="float">
            <text:p>5</text:p>
          </table:table-cell>
          <table:table-cell table:style-name="ce119"/>
          <table:table-cell table:style-name="ce193"/>
          <table:table-cell table:style-name="ce220" office:value-type="float" office:value="1" calcext:value-type="float">
            <text:p>1</text:p>
          </table:table-cell>
          <table:table-cell table:style-name="ce76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38]+7" office:value-type="date" office:date-value="2014-09-19" calcext:value-type="date">
            <text:p>19 sept. 2014</text:p>
          </table:table-cell>
          <table:table-cell table:style-name="ce39" table:formula="of:=MIN([.B$11:.B38])-1" office:value-type="float" office:value="22" calcext:value-type="float">
            <text:p>22</text:p>
          </table:table-cell>
          <table:table-cell table:style-name="ce46" table:formula="of:=MIN([.C$2:.C38])-1" office:value-type="float" office:value="1" calcext:value-type="float">
            <text:p>1</text:p>
          </table:table-cell>
          <table:table-cell table:style-name="ce52" table:formula="of:=MIN([.D$4:.D38])-1" office:value-type="float" office:value="3" calcext:value-type="float">
            <text:p>3</text:p>
          </table:table-cell>
          <table:table-cell table:style-name="ce56"/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1" calcext:value-type="float">
            <text:p>1</text:p>
          </table:table-cell>
          <table:table-cell table:style-name="ce72" table:formula="of:=MIN([.H$2:.H38])-1" office:value-type="float" office:value="1" calcext:value-type="float">
            <text:p>1</text:p>
          </table:table-cell>
          <table:table-cell table:style-name="ce45" table:number-columns-repeated="2"/>
          <table:table-cell table:style-name="ce120"/>
          <table:table-cell table:style-name="ce194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39]+7" office:value-type="date" office:date-value="2014-09-26" calcext:value-type="date">
            <text:p>26 sept. 2014</text:p>
          </table:table-cell>
          <table:table-cell table:style-name="ce39" table:formula="of:=MIN([.B$11:.B39])-1" office:value-type="float" office:value="21" calcext:value-type="float">
            <text:p>21</text:p>
          </table:table-cell>
          <table:table-cell table:style-name="ce45"/>
          <table:table-cell table:style-name="ce52" table:formula="of:=MIN([.D$4:.D39])-1" office:value-type="float" office:value="2" calcext:value-type="float">
            <text:p>2</text:p>
          </table:table-cell>
          <table:table-cell table:style-name="ce56"/>
          <table:table-cell table:style-name="ce65" office:value-type="float" office:value="20" calcext:value-type="float">
            <text:p>20</text:p>
          </table:table-cell>
          <table:table-cell table:style-name="ce65"/>
          <table:table-cell table:style-name="ce45" table:number-columns-repeated="3"/>
          <table:table-cell table:style-name="ce121"/>
          <table:table-cell table:style-name="ce195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8" table:formula="of:=[.A40]+7" office:value-type="date" office:date-value="2014-10-03" calcext:value-type="date">
            <text:p>3 oct. 2014</text:p>
          </table:table-cell>
          <table:table-cell table:style-name="ce39" table:formula="of:=MIN([.B$11:.B40])-1" office:value-type="float" office:value="20" calcext:value-type="float">
            <text:p>20</text:p>
          </table:table-cell>
          <table:table-cell table:style-name="ce45"/>
          <table:table-cell table:style-name="ce52" table:formula="of:=MIN([.D$4:.D40])-1" office:value-type="float" office:value="1" calcext:value-type="float">
            <text:p>1</text:p>
          </table:table-cell>
          <table:table-cell table:style-name="ce56"/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9" calcext:value-type="float">
            <text:p>9</text:p>
          </table:table-cell>
          <table:table-cell table:style-name="ce45" table:number-columns-repeated="3"/>
          <table:table-cell table:style-name="ce122"/>
          <table:table-cell table:style-name="ce196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4">
          <table:table-cell table:style-name="ce28" table:formula="of:=[.A41]+7" office:value-type="date" office:date-value="2014-10-10" calcext:value-type="date">
            <text:p>10 oct. 2014</text:p>
          </table:table-cell>
          <table:table-cell table:style-name="ce39" table:formula="of:=MIN([.B$11:.B41])-1" office:value-type="float" office:value="19" calcext:value-type="float">
            <text:p>19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8" calcext:value-type="float">
            <text:p>18</text:p>
          </table:table-cell>
          <table:table-cell table:style-name="ce65"/>
          <table:table-cell table:style-name="ce45" table:number-columns-repeated="2"/>
          <table:table-cell table:style-name="ce85" office:value-type="float" office:value="4" calcext:value-type="float">
            <text:p>4</text:p>
          </table:table-cell>
          <table:table-cell table:style-name="ce123"/>
          <table:table-cell table:style-name="ce197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4">
          <table:table-cell table:style-name="ce28" table:formula="of:=[.A42]+7" office:value-type="date" office:date-value="2014-10-17" calcext:value-type="date">
            <text:p>17 oct. 2014</text:p>
          </table:table-cell>
          <table:table-cell table:style-name="ce39" table:formula="of:=MIN([.B$11:.B42])-1" office:value-type="float" office:value="18" calcext:value-type="float">
            <text:p>18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8" calcext:value-type="float">
            <text:p>8</text:p>
          </table:table-cell>
          <table:table-cell table:style-name="ce45" table:number-columns-repeated="3"/>
          <table:table-cell table:style-name="ce124"/>
          <table:table-cell table:style-name="ce198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4">
          <table:table-cell table:style-name="ce28" table:formula="of:=[.A43]+7" office:value-type="date" office:date-value="2014-10-24" calcext:value-type="date">
            <text:p>24 oct. 2014</text:p>
          </table:table-cell>
          <table:table-cell table:style-name="ce39" table:formula="of:=MIN([.B$11:.B43])-1" office:value-type="float" office:value="17" calcext:value-type="float">
            <text:p>17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6" calcext:value-type="float">
            <text:p>16</text:p>
          </table:table-cell>
          <table:table-cell table:style-name="ce65"/>
          <table:table-cell table:style-name="ce45" table:number-columns-repeated="3"/>
          <table:table-cell table:style-name="ce125"/>
          <table:table-cell table:style-name="ce199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4">
          <table:table-cell table:style-name="ce28" table:formula="of:=[.A44]+7" office:value-type="date" office:date-value="2014-10-31" calcext:value-type="date">
            <text:p>31 oct. 2014</text:p>
          </table:table-cell>
          <table:table-cell table:style-name="ce39" table:formula="of:=MIN([.B$11:.B44])-1" office:value-type="float" office:value="16" calcext:value-type="float">
            <text:p>16</text:p>
          </table:table-cell>
          <table:table-cell table:style-name="ce45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26"/>
          <table:table-cell table:style-name="ce200"/>
          <table:table-cell table:style-name="ce76" table:number-columns-repeated="2"/>
          <table:table-cell table:style-name="ce224" office:value-type="string" calcext:value-type="string">
            <text:p>pas de pain</text:p>
          </table:table-cell>
          <table:table-cell table:style-name="ce226" table:number-columns-repeated="1009"/>
        </table:table-row>
        <table:table-row table:style-name="ro4">
          <table:table-cell table:style-name="ce27" table:formula="of:=[.A45]+7" office:value-type="date" office:date-value="2014-11-07" calcext:value-type="date">
            <text:p>7 nov. 2014</text:p>
          </table:table-cell>
          <table:table-cell table:style-name="ce39" table:formula="of:=MIN([.B$11:.B45])-1" office:value-type="float" office:value="15" calcext:value-type="float">
            <text:p>15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5" calcext:value-type="float">
            <text:p>15</text:p>
          </table:table-cell>
          <table:table-cell table:style-name="ce65"/>
          <table:table-cell table:style-name="ce45" table:number-columns-repeated="2"/>
          <table:table-cell table:style-name="ce86" office:value-type="float" office:value="3" calcext:value-type="float">
            <text:p>3</text:p>
          </table:table-cell>
          <table:table-cell table:style-name="ce127"/>
          <table:table-cell table:style-name="ce201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46]+7" office:value-type="date" office:date-value="2014-11-14" calcext:value-type="date">
            <text:p>14 nov. 2014</text:p>
          </table:table-cell>
          <table:table-cell table:style-name="ce39" table:formula="of:=MIN([.B$11:.B46])-1" office:value-type="float" office:value="14" calcext:value-type="float">
            <text:p>14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7" calcext:value-type="float">
            <text:p>7</text:p>
          </table:table-cell>
          <table:table-cell table:style-name="ce45" table:number-columns-repeated="3"/>
          <table:table-cell table:style-name="ce128"/>
          <table:table-cell table:style-name="ce202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47]+7" office:value-type="date" office:date-value="2014-11-21" calcext:value-type="date">
            <text:p>21 nov. 2014</text:p>
          </table:table-cell>
          <table:table-cell table:style-name="ce39" table:formula="of:=MIN([.B$11:.B47])-1" office:value-type="float" office:value="13" calcext:value-type="float">
            <text:p>13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45" table:number-columns-repeated="3"/>
          <table:table-cell table:style-name="ce129"/>
          <table:table-cell table:style-name="ce203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48]+7" office:value-type="date" office:date-value="2014-11-28" calcext:value-type="date">
            <text:p>28 nov. 2014</text:p>
          </table:table-cell>
          <table:table-cell table:style-name="ce39" table:formula="of:=MIN([.B$11:.B48])-1" office:value-type="float" office:value="12" calcext:value-type="float">
            <text:p>12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6" calcext:value-type="float">
            <text:p>6</text:p>
          </table:table-cell>
          <table:table-cell table:style-name="ce45" table:number-columns-repeated="3"/>
          <table:table-cell table:style-name="ce130"/>
          <table:table-cell table:style-name="ce204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8" table:formula="of:=[.A49]+7" office:value-type="date" office:date-value="2014-12-05" calcext:value-type="date">
            <text:p>5 déc. 2014</text:p>
          </table:table-cell>
          <table:table-cell table:style-name="ce39" table:formula="of:=MIN([.B$11:.B49])-1" office:value-type="float" office:value="11" calcext:value-type="float">
            <text:p>11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11" calcext:value-type="float">
            <text:p>11</text:p>
          </table:table-cell>
          <table:table-cell table:style-name="ce65"/>
          <table:table-cell table:style-name="ce45" table:number-columns-repeated="2"/>
          <table:table-cell table:style-name="ce87" office:value-type="float" office:value="2" calcext:value-type="float">
            <text:p>2</text:p>
          </table:table-cell>
          <table:table-cell table:style-name="ce131"/>
          <table:table-cell table:style-name="ce205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4">
          <table:table-cell table:style-name="ce28" table:formula="of:=[.A50]+7" office:value-type="date" office:date-value="2014-12-12" calcext:value-type="date">
            <text:p>12 déc. 2014</text:p>
          </table:table-cell>
          <table:table-cell table:style-name="ce39" table:formula="of:=MIN([.B$11:.B50])-1" office:value-type="float" office:value="10" calcext:value-type="float">
            <text:p>10</text:p>
          </table:table-cell>
          <table:table-cell table:style-name="ce45"/>
          <table:table-cell table:style-name="ce47"/>
          <table:table-cell table:style-name="ce56"/>
          <table:table-cell table:style-name="ce64" office:value-type="float" office:value="10" calcext:value-type="float">
            <text:p>10</text:p>
          </table:table-cell>
          <table:table-cell table:style-name="ce65" office:value-type="float" office:value="5" calcext:value-type="float">
            <text:p>5</text:p>
          </table:table-cell>
          <table:table-cell table:style-name="ce45" table:number-columns-repeated="3"/>
          <table:table-cell table:style-name="ce132"/>
          <table:table-cell table:style-name="ce206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4">
          <table:table-cell table:style-name="ce28" table:formula="of:=[.A51]+7" office:value-type="date" office:date-value="2014-12-19" calcext:value-type="date">
            <text:p>19 déc. 2014</text:p>
          </table:table-cell>
          <table:table-cell table:style-name="ce39" table:formula="of:=MIN([.B$11:.B51])-1" office:value-type="float" office:value="9" calcext:value-type="float">
            <text:p>9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9" calcext:value-type="float">
            <text:p>9</text:p>
          </table:table-cell>
          <table:table-cell table:style-name="ce65"/>
          <table:table-cell table:style-name="ce45" table:number-columns-repeated="2"/>
          <table:table-cell table:style-name="ce88" office:value-type="float" office:value="1" calcext:value-type="float">
            <text:p>1</text:p>
          </table:table-cell>
          <table:table-cell table:style-name="ce133"/>
          <table:table-cell table:style-name="ce207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4">
          <table:table-cell table:style-name="ce28" table:formula="of:=[.A52]+7" office:value-type="date" office:date-value="2014-12-26" calcext:value-type="date">
            <text:p>26 déc. 2014</text:p>
          </table:table-cell>
          <table:table-cell table:style-name="ce39"/>
          <table:table-cell table:style-name="ce45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34"/>
          <table:table-cell table:style-name="ce208"/>
          <table:table-cell table:style-name="ce76" table:number-columns-repeated="2"/>
          <table:table-cell table:style-name="ce224"/>
          <table:table-cell table:style-name="ce226" table:number-columns-repeated="1009"/>
        </table:table-row>
        <table:table-row table:style-name="ro7">
          <table:table-cell table:style-name="ce27" table:formula="of:=[.A53]+7" office:value-type="date" office:date-value="2015-01-02" calcext:value-type="date">
            <text:p>2 janv. 2015</text:p>
          </table:table-cell>
          <table:table-cell table:style-name="ce39"/>
          <table:table-cell table:style-name="ce45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35"/>
          <table:table-cell table:style-name="ce209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54]+7" office:value-type="date" office:date-value="2015-01-09" calcext:value-type="date">
            <text:p>9 janv. 2015</text:p>
          </table:table-cell>
          <table:table-cell table:style-name="ce39" table:formula="of:=MIN([.B$11:.B54])-1" office:value-type="float" office:value="8" calcext:value-type="float">
            <text:p>8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8" calcext:value-type="float">
            <text:p>8</text:p>
          </table:table-cell>
          <table:table-cell table:style-name="ce65" office:value-type="float" office:value="4" calcext:value-type="float">
            <text:p>4</text:p>
          </table:table-cell>
          <table:table-cell table:style-name="ce45" table:number-columns-repeated="3"/>
          <table:table-cell table:style-name="ce136"/>
          <table:table-cell table:style-name="ce210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55]+7" office:value-type="date" office:date-value="2015-01-16" calcext:value-type="date">
            <text:p>16 janv. 2015</text:p>
          </table:table-cell>
          <table:table-cell table:style-name="ce39" table:formula="of:=MIN([.B$11:.B55])-1" office:value-type="float" office:value="7" calcext:value-type="float">
            <text:p>7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7" calcext:value-type="float">
            <text:p>7</text:p>
          </table:table-cell>
          <table:table-cell table:style-name="ce65"/>
          <table:table-cell table:style-name="ce45" table:number-columns-repeated="3"/>
          <table:table-cell table:style-name="ce137"/>
          <table:table-cell table:style-name="ce211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56]+7" office:value-type="date" office:date-value="2015-01-23" calcext:value-type="date">
            <text:p>23 janv. 2015</text:p>
          </table:table-cell>
          <table:table-cell table:style-name="ce39" table:formula="of:=MIN([.B$11:.B56])-1" office:value-type="float" office:value="6" calcext:value-type="float">
            <text:p>6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6" calcext:value-type="float">
            <text:p>6</text:p>
          </table:table-cell>
          <table:table-cell table:style-name="ce65" office:value-type="float" office:value="3" calcext:value-type="float">
            <text:p>3</text:p>
          </table:table-cell>
          <table:table-cell table:style-name="ce45" table:number-columns-repeated="3"/>
          <table:table-cell table:style-name="ce138"/>
          <table:table-cell table:style-name="ce212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7" table:formula="of:=[.A57]+7" office:value-type="date" office:date-value="2015-01-30" calcext:value-type="date">
            <text:p>30 janv. 2015</text:p>
          </table:table-cell>
          <table:table-cell table:style-name="ce39" table:formula="of:=MIN([.B$11:.B57])-1" office:value-type="float" office:value="5" calcext:value-type="float">
            <text:p>5</text:p>
          </table:table-cell>
          <table:table-cell table:style-name="ce45"/>
          <table:table-cell table:style-name="ce47"/>
          <table:table-cell table:style-name="ce56"/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45" table:number-columns-repeated="3"/>
          <table:table-cell table:style-name="ce139"/>
          <table:table-cell table:style-name="ce213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9" table:formula="of:=[.A58]+7" office:value-type="date" office:date-value="2015-02-06" calcext:value-type="date">
            <text:p>6 févr. 2015</text:p>
          </table:table-cell>
          <table:table-cell table:style-name="ce39" table:formula="of:=MIN([.B$11:.B58])-1" office:value-type="float" office:value="4" calcext:value-type="float">
            <text:p>4</text:p>
          </table:table-cell>
          <table:table-cell table:style-name="ce49"/>
          <table:table-cell table:style-name="ce47"/>
          <table:table-cell table:style-name="ce56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45" table:number-columns-repeated="3"/>
          <table:table-cell table:style-name="ce140"/>
          <table:table-cell table:style-name="ce214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9" table:formula="of:=[.A59]+7" office:value-type="date" office:date-value="2015-02-13" calcext:value-type="date">
            <text:p>13 févr. 2015</text:p>
          </table:table-cell>
          <table:table-cell table:style-name="ce39" table:formula="of:=MIN([.B$11:.B59])-1" office:value-type="float" office:value="3" calcext:value-type="float">
            <text:p>3</text:p>
          </table:table-cell>
          <table:table-cell table:style-name="ce49"/>
          <table:table-cell table:style-name="ce47"/>
          <table:table-cell table:style-name="ce56"/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45" table:number-columns-repeated="3"/>
          <table:table-cell table:style-name="ce141"/>
          <table:table-cell table:style-name="ce215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29" table:formula="of:=[.A60]+7" office:value-type="date" office:date-value="2015-02-20" calcext:value-type="date">
            <text:p>20 févr. 2015</text:p>
          </table:table-cell>
          <table:table-cell table:style-name="ce40" table:formula="of:=MIN([.B$11:.B60])-1" office:value-type="float" office:value="2" calcext:value-type="float">
            <text:p>2</text:p>
          </table:table-cell>
          <table:table-cell table:style-name="ce49"/>
          <table:table-cell table:style-name="ce47"/>
          <table:table-cell table:style-name="ce56"/>
          <table:table-cell table:style-name="ce65" table:number-columns-repeated="2"/>
          <table:table-cell table:style-name="ce45" table:number-columns-repeated="3"/>
          <table:table-cell table:style-name="ce142"/>
          <table:table-cell table:style-name="ce216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30" table:formula="of:=[.A61]+7" office:value-type="date" office:date-value="2015-02-27" calcext:value-type="date">
            <text:p>27 févr. 2015</text:p>
          </table:table-cell>
          <table:table-cell table:style-name="ce40" table:formula="of:=MIN([.B$11:.B61])-1" office:value-type="float" office:value="1" calcext:value-type="float">
            <text:p>1</text:p>
          </table:table-cell>
          <table:table-cell table:style-name="ce49"/>
          <table:table-cell table:style-name="ce47"/>
          <table:table-cell table:style-name="ce56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45" table:number-columns-repeated="3"/>
          <table:table-cell table:style-name="ce143"/>
          <table:table-cell table:style-name="ce217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>
          <table:table-cell table:style-name="ce31" table:formula="of:=[.A62]+7" office:value-type="date" office:date-value="2015-03-06" calcext:value-type="date">
            <text:p>6 mars 2015</text:p>
          </table:table-cell>
          <table:table-cell table:style-name="ce41"/>
          <table:table-cell table:style-name="ce49"/>
          <table:table-cell table:style-name="ce47"/>
          <table:table-cell table:style-name="ce56"/>
          <table:table-cell table:style-name="ce67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45" table:number-columns-repeated="3"/>
          <table:table-cell table:style-name="ce144"/>
          <table:table-cell table:style-name="ce218"/>
          <table:table-cell table:style-name="ce76" table:number-columns-repeated="2"/>
          <table:table-cell table:style-name="ce45"/>
          <table:table-cell table:style-name="ce226" table:number-columns-repeated="1009"/>
        </table:table-row>
        <table:table-row table:style-name="ro4" table:number-rows-repeated="2">
          <table:table-cell table:style-name="ce27"/>
          <table:table-cell table:style-name="ce41"/>
          <table:table-cell table:style-name="ce49"/>
          <table:table-cell table:style-name="ce47"/>
          <table:table-cell table:style-name="ce56"/>
          <table:table-cell table:style-name="ce68" table:number-columns-repeated="7"/>
          <table:table-cell table:style-name="ce221" table:number-columns-repeated="2"/>
          <table:table-cell table:style-name="ce68"/>
          <table:table-cell table:style-name="ce226" table:number-columns-repeated="1009"/>
        </table:table-row>
        <table:table-row table:style-name="ro4" table:number-rows-repeated="12">
          <table:table-cell table:style-name="ce27"/>
          <table:table-cell table:style-name="ce42"/>
          <table:table-cell table:style-name="ce49"/>
          <table:table-cell table:style-name="ce53"/>
          <table:table-cell table:style-name="ce58"/>
          <table:table-cell table:style-name="ce68" table:number-columns-repeated="7"/>
          <table:table-cell table:style-name="ce221" table:number-columns-repeated="2"/>
          <table:table-cell table:style-name="ce68"/>
          <table:table-cell table:style-name="ce226" table:number-columns-repeated="1009"/>
        </table:table-row>
        <table:table-row table:style-name="ro4">
          <table:table-cell table:style-name="ce27"/>
          <table:table-cell table:style-name="ce42"/>
          <table:table-cell table:style-name="ce49"/>
          <table:table-cell table:style-name="ce53"/>
          <table:table-cell table:style-name="ce58"/>
          <table:table-cell table:style-name="ce68" table:number-columns-repeated="7"/>
          <table:table-cell table:style-name="ce221" table:number-columns-repeated="2"/>
          <table:table-cell table:style-name="ce68"/>
          <table:table-cell table:style-name="ce226"/>
          <table:table-cell table:number-columns-repeated="3"/>
          <table:table-cell table:style-name="ce226" table:number-columns-repeated="1005"/>
        </table:table-row>
        <table:table-row table:style-name="ro10">
          <table:table-cell table:style-name="ce27"/>
          <table:table-cell table:style-name="ce42"/>
          <table:table-cell table:style-name="ce49"/>
          <table:table-cell table:style-name="ce53"/>
          <table:table-cell table:style-name="ce58"/>
          <table:table-cell table:style-name="ce68" table:number-columns-repeated="7"/>
          <table:table-cell table:style-name="ce221" table:number-columns-repeated="2"/>
          <table:table-cell table:style-name="ce68"/>
          <table:table-cell table:style-name="ce226"/>
          <table:table-cell table:number-columns-repeated="3"/>
          <table:table-cell table:style-name="ce226" table:number-columns-repeated="1005"/>
        </table:table-row>
        <table:table-row table:style-name="ro10" table:number-rows-repeated="21">
          <table:table-cell table:style-name="ce27"/>
          <table:table-cell table:number-columns-repeated="1023"/>
        </table:table-row>
        <table:table-row table:style-name="ro10" table:number-rows-repeated="1048353">
          <table:table-cell table:number-columns-repeated="1024"/>
        </table:table-row>
        <table:table-row table:style-name="ro11" table:number-rows-repeated="122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Sheet1.J12:Sheet1.J12 Sheet1.J16:Sheet1.J16 Sheet1.J3:Sheet1.J8">
            <calcext:condition calcext:apply-style-name="chevre foncé" calcext:value="between(1,100)" calcext:base-cell-address="Sheet1.J3"/>
            <calcext:condition calcext:apply-style-name="pas livraison" calcext:value="not-between(1,100)" calcext:base-cell-address="Sheet1.J3"/>
          </calcext:conditional-format>
          <calcext:conditional-format calcext:target-range-address="Sheet1.K3:Sheet1.L11">
            <calcext:condition calcext:apply-style-name="champignons foncé" calcext:value="between(1,100)" calcext:base-cell-address="Sheet1.K3"/>
          </calcext:conditional-format>
          <calcext:conditional-format calcext:target-range-address="Sheet1.B3:Sheet1.B11">
            <calcext:condition calcext:apply-style-name="legumes foncé" calcext:value="between(1,100)" calcext:base-cell-address="Sheet1.B3"/>
          </calcext:conditional-format>
          <calcext:conditional-format calcext:target-range-address="Sheet1.F3:Sheet1.G63">
            <calcext:condition calcext:apply-style-name="pain foncé" calcext:value="between(1,100)" calcext:base-cell-address="Sheet1.F3"/>
            <calcext:condition calcext:apply-style-name="pas livraison" calcext:value="not-between(1,100)" calcext:base-cell-address="Sheet1.F3"/>
          </calcext:conditional-format>
          <calcext:conditional-format calcext:target-range-address="Sheet1.B12:Sheet1.B12 Sheet1.B61:Sheet1.B62">
            <calcext:condition calcext:apply-style-name="legumes foncé" calcext:value="between(1,100)" calcext:base-cell-address="Sheet1.B12"/>
          </calcext:conditional-format>
          <calcext:conditional-format calcext:target-range-address="Sheet1.B13:Sheet1.B13 Sheet1.B61:Sheet1.B62">
            <calcext:condition calcext:apply-style-name="legumes foncé" calcext:value="between(1,100)" calcext:base-cell-address="Sheet1.B13"/>
          </calcext:conditional-format>
          <calcext:conditional-format calcext:target-range-address="Sheet1.B14:Sheet1.B62">
            <calcext:condition calcext:apply-style-name="legumes foncé" calcext:value="between(1,100)" calcext:base-cell-address="Sheet1.B14"/>
          </calcext:conditional-format>
          <calcext:conditional-format calcext:target-range-address="Sheet1.L63:Sheet1.L63">
            <calcext:condition calcext:apply-style-name="champignons foncé" calcext:value="between(1,100)" calcext:base-cell-address="Sheet1.L63"/>
          </calcext:conditional-format>
          <calcext:conditional-format calcext:target-range-address="Sheet1.K63:Sheet1.L63">
            <calcext:condition calcext:apply-style-name="champignons foncé" calcext:value="between(1,100)" calcext:base-cell-address="Sheet1.K63"/>
          </calcext:conditional-format>
          <calcext:conditional-format calcext:target-range-address="Sheet1.K63:Sheet1.K63">
            <calcext:condition calcext:apply-style-name="champignons foncé" calcext:value="between(1,100)" calcext:base-cell-address="Sheet1.K63"/>
          </calcext:conditional-format>
          <calcext:conditional-format calcext:target-range-address="Sheet1.J2:Sheet1.J2">
            <calcext:condition calcext:apply-style-name="chevre foncé" calcext:value="between(1,100)" calcext:base-cell-address="Sheet1.J2"/>
            <calcext:condition calcext:apply-style-name="pas livraison" calcext:value="not-between(1,100)" calcext:base-cell-address="Sheet1.J2"/>
          </calcext:conditional-format>
          <calcext:conditional-format calcext:target-range-address="Sheet1.K2:Sheet1.L2">
            <calcext:condition calcext:apply-style-name="champignons foncé" calcext:value="between(1,100)" calcext:base-cell-address="Sheet1.K2"/>
          </calcext:conditional-format>
          <calcext:conditional-format calcext:target-range-address="Sheet1.B2:Sheet1.B2">
            <calcext:condition calcext:apply-style-name="legumes foncé" calcext:value="between(1,100)" calcext:base-cell-address="Sheet1.B2"/>
          </calcext:conditional-format>
          <calcext:conditional-format calcext:target-range-address="Sheet1.F2:Sheet1.G2">
            <calcext:condition calcext:apply-style-name="pain foncé" calcext:value="between(1,100)" calcext:base-cell-address="Sheet1.F2"/>
            <calcext:condition calcext:apply-style-name="pas livraison" calcext:value="not-between(1,100)" calcext:base-cell-address="Sheet1.F2"/>
          </calcext:conditional-format>
          <calcext:conditional-format calcext:target-range-address="Sheet1.J18:Sheet1.J18">
            <calcext:condition calcext:apply-style-name="chevre foncé" calcext:value="between(1,100)" calcext:base-cell-address="Sheet1.J18"/>
            <calcext:condition calcext:apply-style-name="pas livraison" calcext:value="not-between(1,100)" calcext:base-cell-address="Sheet1.J18"/>
          </calcext:conditional-format>
          <calcext:conditional-format calcext:target-range-address="Sheet1.J22:Sheet1.J22">
            <calcext:condition calcext:apply-style-name="chevre foncé" calcext:value="between(1,100)" calcext:base-cell-address="Sheet1.J22"/>
            <calcext:condition calcext:apply-style-name="pas livraison" calcext:value="not-between(1,100)" calcext:base-cell-address="Sheet1.J22"/>
          </calcext:conditional-format>
          <calcext:conditional-format calcext:target-range-address="Sheet1.J26:Sheet1.J26">
            <calcext:condition calcext:apply-style-name="chevre foncé" calcext:value="between(1,100)" calcext:base-cell-address="Sheet1.J26"/>
            <calcext:condition calcext:apply-style-name="pas livraison" calcext:value="not-between(1,100)" calcext:base-cell-address="Sheet1.J26"/>
          </calcext:conditional-format>
          <calcext:conditional-format calcext:target-range-address="Sheet1.J30:Sheet1.J30">
            <calcext:condition calcext:apply-style-name="chevre foncé" calcext:value="between(1,100)" calcext:base-cell-address="Sheet1.J30"/>
            <calcext:condition calcext:apply-style-name="pas livraison" calcext:value="not-between(1,100)" calcext:base-cell-address="Sheet1.J30"/>
          </calcext:conditional-format>
          <calcext:conditional-format calcext:target-range-address="Sheet1.J34:Sheet1.J34">
            <calcext:condition calcext:apply-style-name="chevre foncé" calcext:value="between(1,100)" calcext:base-cell-address="Sheet1.J34"/>
            <calcext:condition calcext:apply-style-name="pas livraison" calcext:value="not-between(1,100)" calcext:base-cell-address="Sheet1.J34"/>
          </calcext:conditional-format>
          <calcext:conditional-format calcext:target-range-address="Sheet1.J38:Sheet1.J38">
            <calcext:condition calcext:apply-style-name="chevre foncé" calcext:value="between(1,100)" calcext:base-cell-address="Sheet1.J38"/>
            <calcext:condition calcext:apply-style-name="pas livraison" calcext:value="not-between(1,100)" calcext:base-cell-address="Sheet1.J38"/>
          </calcext:conditional-format>
          <calcext:conditional-format calcext:target-range-address="Sheet1.J42:Sheet1.J42">
            <calcext:condition calcext:apply-style-name="chevre foncé" calcext:value="between(1,100)" calcext:base-cell-address="Sheet1.J42"/>
            <calcext:condition calcext:apply-style-name="pas livraison" calcext:value="not-between(1,100)" calcext:base-cell-address="Sheet1.J42"/>
          </calcext:conditional-format>
          <calcext:conditional-format calcext:target-range-address="Sheet1.J46:Sheet1.J46">
            <calcext:condition calcext:apply-style-name="chevre foncé" calcext:value="between(1,100)" calcext:base-cell-address="Sheet1.J46"/>
            <calcext:condition calcext:apply-style-name="pas livraison" calcext:value="not-between(1,100)" calcext:base-cell-address="Sheet1.J46"/>
          </calcext:conditional-format>
          <calcext:conditional-format calcext:target-range-address="Sheet1.J50:Sheet1.J50">
            <calcext:condition calcext:apply-style-name="chevre foncé" calcext:value="between(1,100)" calcext:base-cell-address="Sheet1.J50"/>
            <calcext:condition calcext:apply-style-name="pas livraison" calcext:value="not-between(1,100)" calcext:base-cell-address="Sheet1.J50"/>
          </calcext:conditional-format>
          <calcext:conditional-format calcext:target-range-address="Sheet1.J52:Sheet1.J52">
            <calcext:condition calcext:apply-style-name="chevre foncé" calcext:value="between(1,100)" calcext:base-cell-address="Sheet1.J52"/>
            <calcext:condition calcext:apply-style-name="pas livraison" calcext:value="not-between(1,100)" calcext:base-cell-address="Sheet1.J52"/>
          </calcext:conditional-format>
          <calcext:conditional-format calcext:target-range-address="Sheet1.K41:Sheet1.K41">
            <calcext:condition calcext:apply-style-name="champignons foncé" calcext:value="between(1,100)" calcext:base-cell-address="Sheet1.K41"/>
          </calcext:conditional-format>
          <calcext:conditional-format calcext:target-range-address="Sheet1.K41:Sheet1.K41">
            <calcext:condition calcext:apply-style-name="champignons foncé" calcext:value="between(1,100)" calcext:base-cell-address="Sheet1.K41"/>
          </calcext:conditional-format>
          <calcext:conditional-format calcext:target-range-address="Sheet1.K41:Sheet1.K41">
            <calcext:condition calcext:apply-style-name="champignons foncé" calcext:value="between(1,100)" calcext:base-cell-address="Sheet1.K41"/>
          </calcext:conditional-format>
          <calcext:conditional-format calcext:target-range-address="Sheet1.L41:Sheet1.L41">
            <calcext:condition calcext:apply-style-name="champignons foncé" calcext:value="between(1,100)" calcext:base-cell-address="Sheet1.L41"/>
          </calcext:conditional-format>
          <calcext:conditional-format calcext:target-range-address="Sheet1.L41:Sheet1.L41">
            <calcext:condition calcext:apply-style-name="champignons foncé" calcext:value="between(1,100)" calcext:base-cell-address="Sheet1.L41"/>
          </calcext:conditional-format>
          <calcext:conditional-format calcext:target-range-address="Sheet1.L41:Sheet1.L41">
            <calcext:condition calcext:apply-style-name="champignons foncé" calcext:value="between(1,100)" calcext:base-cell-address="Sheet1.L41"/>
          </calcext:conditional-format>
          <calcext:conditional-format calcext:target-range-address="Sheet1.K42:Sheet1.K42">
            <calcext:condition calcext:apply-style-name="champignons foncé" calcext:value="between(1,100)" calcext:base-cell-address="Sheet1.K42"/>
          </calcext:conditional-format>
          <calcext:conditional-format calcext:target-range-address="Sheet1.K42:Sheet1.K42">
            <calcext:condition calcext:apply-style-name="champignons foncé" calcext:value="between(1,100)" calcext:base-cell-address="Sheet1.K42"/>
          </calcext:conditional-format>
          <calcext:conditional-format calcext:target-range-address="Sheet1.K42:Sheet1.K42">
            <calcext:condition calcext:apply-style-name="champignons foncé" calcext:value="between(1,100)" calcext:base-cell-address="Sheet1.K42"/>
          </calcext:conditional-format>
          <calcext:conditional-format calcext:target-range-address="Sheet1.L42:Sheet1.L42">
            <calcext:condition calcext:apply-style-name="champignons foncé" calcext:value="between(1,100)" calcext:base-cell-address="Sheet1.L42"/>
          </calcext:conditional-format>
          <calcext:conditional-format calcext:target-range-address="Sheet1.L42:Sheet1.L42">
            <calcext:condition calcext:apply-style-name="champignons foncé" calcext:value="between(1,100)" calcext:base-cell-address="Sheet1.L42"/>
          </calcext:conditional-format>
          <calcext:conditional-format calcext:target-range-address="Sheet1.L42:Sheet1.L42">
            <calcext:condition calcext:apply-style-name="champignons foncé" calcext:value="between(1,100)" calcext:base-cell-address="Sheet1.L42"/>
          </calcext:conditional-format>
          <calcext:conditional-format calcext:target-range-address="Sheet1.K43:Sheet1.K43">
            <calcext:condition calcext:apply-style-name="champignons foncé" calcext:value="between(1,100)" calcext:base-cell-address="Sheet1.K43"/>
          </calcext:conditional-format>
          <calcext:conditional-format calcext:target-range-address="Sheet1.K43:Sheet1.K43">
            <calcext:condition calcext:apply-style-name="champignons foncé" calcext:value="between(1,100)" calcext:base-cell-address="Sheet1.K43"/>
          </calcext:conditional-format>
          <calcext:conditional-format calcext:target-range-address="Sheet1.K43:Sheet1.K43">
            <calcext:condition calcext:apply-style-name="champignons foncé" calcext:value="between(1,100)" calcext:base-cell-address="Sheet1.K43"/>
          </calcext:conditional-format>
          <calcext:conditional-format calcext:target-range-address="Sheet1.L43:Sheet1.L43">
            <calcext:condition calcext:apply-style-name="champignons foncé" calcext:value="between(1,100)" calcext:base-cell-address="Sheet1.L43"/>
          </calcext:conditional-format>
          <calcext:conditional-format calcext:target-range-address="Sheet1.L43:Sheet1.L43">
            <calcext:condition calcext:apply-style-name="champignons foncé" calcext:value="between(1,100)" calcext:base-cell-address="Sheet1.L43"/>
          </calcext:conditional-format>
          <calcext:conditional-format calcext:target-range-address="Sheet1.L43:Sheet1.L43">
            <calcext:condition calcext:apply-style-name="champignons foncé" calcext:value="between(1,100)" calcext:base-cell-address="Sheet1.L43"/>
          </calcext:conditional-format>
          <calcext:conditional-format calcext:target-range-address="Sheet1.K44:Sheet1.K44">
            <calcext:condition calcext:apply-style-name="champignons foncé" calcext:value="between(1,100)" calcext:base-cell-address="Sheet1.K44"/>
          </calcext:conditional-format>
          <calcext:conditional-format calcext:target-range-address="Sheet1.K44:Sheet1.K44">
            <calcext:condition calcext:apply-style-name="champignons foncé" calcext:value="between(1,100)" calcext:base-cell-address="Sheet1.K44"/>
          </calcext:conditional-format>
          <calcext:conditional-format calcext:target-range-address="Sheet1.K44:Sheet1.K44">
            <calcext:condition calcext:apply-style-name="champignons foncé" calcext:value="between(1,100)" calcext:base-cell-address="Sheet1.K44"/>
          </calcext:conditional-format>
          <calcext:conditional-format calcext:target-range-address="Sheet1.L44:Sheet1.L44">
            <calcext:condition calcext:apply-style-name="champignons foncé" calcext:value="between(1,100)" calcext:base-cell-address="Sheet1.L44"/>
          </calcext:conditional-format>
          <calcext:conditional-format calcext:target-range-address="Sheet1.L44:Sheet1.L44">
            <calcext:condition calcext:apply-style-name="champignons foncé" calcext:value="between(1,100)" calcext:base-cell-address="Sheet1.L44"/>
          </calcext:conditional-format>
          <calcext:conditional-format calcext:target-range-address="Sheet1.L44:Sheet1.L44">
            <calcext:condition calcext:apply-style-name="champignons foncé" calcext:value="between(1,100)" calcext:base-cell-address="Sheet1.L44"/>
          </calcext:conditional-format>
          <calcext:conditional-format calcext:target-range-address="Sheet1.K45:Sheet1.K45">
            <calcext:condition calcext:apply-style-name="champignons foncé" calcext:value="between(1,100)" calcext:base-cell-address="Sheet1.K45"/>
          </calcext:conditional-format>
          <calcext:conditional-format calcext:target-range-address="Sheet1.K45:Sheet1.K45">
            <calcext:condition calcext:apply-style-name="champignons foncé" calcext:value="between(1,100)" calcext:base-cell-address="Sheet1.K45"/>
          </calcext:conditional-format>
          <calcext:conditional-format calcext:target-range-address="Sheet1.K45:Sheet1.K45">
            <calcext:condition calcext:apply-style-name="champignons foncé" calcext:value="between(1,100)" calcext:base-cell-address="Sheet1.K45"/>
          </calcext:conditional-format>
          <calcext:conditional-format calcext:target-range-address="Sheet1.L45:Sheet1.L45">
            <calcext:condition calcext:apply-style-name="champignons foncé" calcext:value="between(1,100)" calcext:base-cell-address="Sheet1.L45"/>
          </calcext:conditional-format>
          <calcext:conditional-format calcext:target-range-address="Sheet1.L45:Sheet1.L45">
            <calcext:condition calcext:apply-style-name="champignons foncé" calcext:value="between(1,100)" calcext:base-cell-address="Sheet1.L45"/>
          </calcext:conditional-format>
          <calcext:conditional-format calcext:target-range-address="Sheet1.L45:Sheet1.L45">
            <calcext:condition calcext:apply-style-name="champignons foncé" calcext:value="between(1,100)" calcext:base-cell-address="Sheet1.L45"/>
          </calcext:conditional-format>
          <calcext:conditional-format calcext:target-range-address="Sheet1.K46:Sheet1.K46">
            <calcext:condition calcext:apply-style-name="champignons foncé" calcext:value="between(1,100)" calcext:base-cell-address="Sheet1.K46"/>
          </calcext:conditional-format>
          <calcext:conditional-format calcext:target-range-address="Sheet1.K46:Sheet1.K46">
            <calcext:condition calcext:apply-style-name="champignons foncé" calcext:value="between(1,100)" calcext:base-cell-address="Sheet1.K46"/>
          </calcext:conditional-format>
          <calcext:conditional-format calcext:target-range-address="Sheet1.K46:Sheet1.K46">
            <calcext:condition calcext:apply-style-name="champignons foncé" calcext:value="between(1,100)" calcext:base-cell-address="Sheet1.K46"/>
          </calcext:conditional-format>
          <calcext:conditional-format calcext:target-range-address="Sheet1.L46:Sheet1.L46">
            <calcext:condition calcext:apply-style-name="champignons foncé" calcext:value="between(1,100)" calcext:base-cell-address="Sheet1.L46"/>
          </calcext:conditional-format>
          <calcext:conditional-format calcext:target-range-address="Sheet1.L46:Sheet1.L46">
            <calcext:condition calcext:apply-style-name="champignons foncé" calcext:value="between(1,100)" calcext:base-cell-address="Sheet1.L46"/>
          </calcext:conditional-format>
          <calcext:conditional-format calcext:target-range-address="Sheet1.L46:Sheet1.L46">
            <calcext:condition calcext:apply-style-name="champignons foncé" calcext:value="between(1,100)" calcext:base-cell-address="Sheet1.L46"/>
          </calcext:conditional-format>
          <calcext:conditional-format calcext:target-range-address="Sheet1.K47:Sheet1.K47">
            <calcext:condition calcext:apply-style-name="champignons foncé" calcext:value="between(1,100)" calcext:base-cell-address="Sheet1.K47"/>
          </calcext:conditional-format>
          <calcext:conditional-format calcext:target-range-address="Sheet1.K47:Sheet1.K47">
            <calcext:condition calcext:apply-style-name="champignons foncé" calcext:value="between(1,100)" calcext:base-cell-address="Sheet1.K47"/>
          </calcext:conditional-format>
          <calcext:conditional-format calcext:target-range-address="Sheet1.K47:Sheet1.K47">
            <calcext:condition calcext:apply-style-name="champignons foncé" calcext:value="between(1,100)" calcext:base-cell-address="Sheet1.K47"/>
          </calcext:conditional-format>
          <calcext:conditional-format calcext:target-range-address="Sheet1.L47:Sheet1.L47">
            <calcext:condition calcext:apply-style-name="champignons foncé" calcext:value="between(1,100)" calcext:base-cell-address="Sheet1.L47"/>
          </calcext:conditional-format>
          <calcext:conditional-format calcext:target-range-address="Sheet1.L47:Sheet1.L47">
            <calcext:condition calcext:apply-style-name="champignons foncé" calcext:value="between(1,100)" calcext:base-cell-address="Sheet1.L47"/>
          </calcext:conditional-format>
          <calcext:conditional-format calcext:target-range-address="Sheet1.L47:Sheet1.L47">
            <calcext:condition calcext:apply-style-name="champignons foncé" calcext:value="between(1,100)" calcext:base-cell-address="Sheet1.L47"/>
          </calcext:conditional-format>
          <calcext:conditional-format calcext:target-range-address="Sheet1.K48:Sheet1.K48">
            <calcext:condition calcext:apply-style-name="champignons foncé" calcext:value="between(1,100)" calcext:base-cell-address="Sheet1.K48"/>
          </calcext:conditional-format>
          <calcext:conditional-format calcext:target-range-address="Sheet1.K48:Sheet1.K48">
            <calcext:condition calcext:apply-style-name="champignons foncé" calcext:value="between(1,100)" calcext:base-cell-address="Sheet1.K48"/>
          </calcext:conditional-format>
          <calcext:conditional-format calcext:target-range-address="Sheet1.K48:Sheet1.K48">
            <calcext:condition calcext:apply-style-name="champignons foncé" calcext:value="between(1,100)" calcext:base-cell-address="Sheet1.K48"/>
          </calcext:conditional-format>
          <calcext:conditional-format calcext:target-range-address="Sheet1.L48:Sheet1.L48">
            <calcext:condition calcext:apply-style-name="champignons foncé" calcext:value="between(1,100)" calcext:base-cell-address="Sheet1.L48"/>
          </calcext:conditional-format>
          <calcext:conditional-format calcext:target-range-address="Sheet1.L48:Sheet1.L48">
            <calcext:condition calcext:apply-style-name="champignons foncé" calcext:value="between(1,100)" calcext:base-cell-address="Sheet1.L48"/>
          </calcext:conditional-format>
          <calcext:conditional-format calcext:target-range-address="Sheet1.L48:Sheet1.L48">
            <calcext:condition calcext:apply-style-name="champignons foncé" calcext:value="between(1,100)" calcext:base-cell-address="Sheet1.L48"/>
          </calcext:conditional-format>
          <calcext:conditional-format calcext:target-range-address="Sheet1.K49:Sheet1.K49">
            <calcext:condition calcext:apply-style-name="champignons foncé" calcext:value="between(1,100)" calcext:base-cell-address="Sheet1.K49"/>
          </calcext:conditional-format>
          <calcext:conditional-format calcext:target-range-address="Sheet1.K49:Sheet1.K49">
            <calcext:condition calcext:apply-style-name="champignons foncé" calcext:value="between(1,100)" calcext:base-cell-address="Sheet1.K49"/>
          </calcext:conditional-format>
          <calcext:conditional-format calcext:target-range-address="Sheet1.K49:Sheet1.K49">
            <calcext:condition calcext:apply-style-name="champignons foncé" calcext:value="between(1,100)" calcext:base-cell-address="Sheet1.K49"/>
          </calcext:conditional-format>
          <calcext:conditional-format calcext:target-range-address="Sheet1.L49:Sheet1.L49">
            <calcext:condition calcext:apply-style-name="champignons foncé" calcext:value="between(1,100)" calcext:base-cell-address="Sheet1.L49"/>
          </calcext:conditional-format>
          <calcext:conditional-format calcext:target-range-address="Sheet1.L49:Sheet1.L49">
            <calcext:condition calcext:apply-style-name="champignons foncé" calcext:value="between(1,100)" calcext:base-cell-address="Sheet1.L49"/>
          </calcext:conditional-format>
          <calcext:conditional-format calcext:target-range-address="Sheet1.L49:Sheet1.L49">
            <calcext:condition calcext:apply-style-name="champignons foncé" calcext:value="between(1,100)" calcext:base-cell-address="Sheet1.L49"/>
          </calcext:conditional-format>
          <calcext:conditional-format calcext:target-range-address="Sheet1.K50:Sheet1.K50">
            <calcext:condition calcext:apply-style-name="champignons foncé" calcext:value="between(1,100)" calcext:base-cell-address="Sheet1.K50"/>
          </calcext:conditional-format>
          <calcext:conditional-format calcext:target-range-address="Sheet1.K50:Sheet1.K50">
            <calcext:condition calcext:apply-style-name="champignons foncé" calcext:value="between(1,100)" calcext:base-cell-address="Sheet1.K50"/>
          </calcext:conditional-format>
          <calcext:conditional-format calcext:target-range-address="Sheet1.K50:Sheet1.K50">
            <calcext:condition calcext:apply-style-name="champignons foncé" calcext:value="between(1,100)" calcext:base-cell-address="Sheet1.K50"/>
          </calcext:conditional-format>
          <calcext:conditional-format calcext:target-range-address="Sheet1.L50:Sheet1.L50">
            <calcext:condition calcext:apply-style-name="champignons foncé" calcext:value="between(1,100)" calcext:base-cell-address="Sheet1.L50"/>
          </calcext:conditional-format>
          <calcext:conditional-format calcext:target-range-address="Sheet1.L50:Sheet1.L50">
            <calcext:condition calcext:apply-style-name="champignons foncé" calcext:value="between(1,100)" calcext:base-cell-address="Sheet1.L50"/>
          </calcext:conditional-format>
          <calcext:conditional-format calcext:target-range-address="Sheet1.L50:Sheet1.L50">
            <calcext:condition calcext:apply-style-name="champignons foncé" calcext:value="between(1,100)" calcext:base-cell-address="Sheet1.L50"/>
          </calcext:conditional-format>
          <calcext:conditional-format calcext:target-range-address="Sheet1.K51:Sheet1.K51">
            <calcext:condition calcext:apply-style-name="champignons foncé" calcext:value="between(1,100)" calcext:base-cell-address="Sheet1.K51"/>
          </calcext:conditional-format>
          <calcext:conditional-format calcext:target-range-address="Sheet1.K51:Sheet1.K51">
            <calcext:condition calcext:apply-style-name="champignons foncé" calcext:value="between(1,100)" calcext:base-cell-address="Sheet1.K51"/>
          </calcext:conditional-format>
          <calcext:conditional-format calcext:target-range-address="Sheet1.K51:Sheet1.K51">
            <calcext:condition calcext:apply-style-name="champignons foncé" calcext:value="between(1,100)" calcext:base-cell-address="Sheet1.K51"/>
          </calcext:conditional-format>
          <calcext:conditional-format calcext:target-range-address="Sheet1.L51:Sheet1.L51">
            <calcext:condition calcext:apply-style-name="champignons foncé" calcext:value="between(1,100)" calcext:base-cell-address="Sheet1.L51"/>
          </calcext:conditional-format>
          <calcext:conditional-format calcext:target-range-address="Sheet1.L51:Sheet1.L51">
            <calcext:condition calcext:apply-style-name="champignons foncé" calcext:value="between(1,100)" calcext:base-cell-address="Sheet1.L51"/>
          </calcext:conditional-format>
          <calcext:conditional-format calcext:target-range-address="Sheet1.L51:Sheet1.L51">
            <calcext:condition calcext:apply-style-name="champignons foncé" calcext:value="between(1,100)" calcext:base-cell-address="Sheet1.L51"/>
          </calcext:conditional-format>
          <calcext:conditional-format calcext:target-range-address="Sheet1.K52:Sheet1.K52">
            <calcext:condition calcext:apply-style-name="champignons foncé" calcext:value="between(1,100)" calcext:base-cell-address="Sheet1.K52"/>
          </calcext:conditional-format>
          <calcext:conditional-format calcext:target-range-address="Sheet1.K52:Sheet1.K52">
            <calcext:condition calcext:apply-style-name="champignons foncé" calcext:value="between(1,100)" calcext:base-cell-address="Sheet1.K52"/>
          </calcext:conditional-format>
          <calcext:conditional-format calcext:target-range-address="Sheet1.K52:Sheet1.K52">
            <calcext:condition calcext:apply-style-name="champignons foncé" calcext:value="between(1,100)" calcext:base-cell-address="Sheet1.K52"/>
          </calcext:conditional-format>
          <calcext:conditional-format calcext:target-range-address="Sheet1.L52:Sheet1.L52">
            <calcext:condition calcext:apply-style-name="champignons foncé" calcext:value="between(1,100)" calcext:base-cell-address="Sheet1.L52"/>
          </calcext:conditional-format>
          <calcext:conditional-format calcext:target-range-address="Sheet1.L52:Sheet1.L52">
            <calcext:condition calcext:apply-style-name="champignons foncé" calcext:value="between(1,100)" calcext:base-cell-address="Sheet1.L52"/>
          </calcext:conditional-format>
          <calcext:conditional-format calcext:target-range-address="Sheet1.L52:Sheet1.L52">
            <calcext:condition calcext:apply-style-name="champignons foncé" calcext:value="between(1,100)" calcext:base-cell-address="Sheet1.L52"/>
          </calcext:conditional-format>
          <calcext:conditional-format calcext:target-range-address="Sheet1.K53:Sheet1.K53">
            <calcext:condition calcext:apply-style-name="champignons foncé" calcext:value="between(1,100)" calcext:base-cell-address="Sheet1.K53"/>
          </calcext:conditional-format>
          <calcext:conditional-format calcext:target-range-address="Sheet1.K53:Sheet1.K53">
            <calcext:condition calcext:apply-style-name="champignons foncé" calcext:value="between(1,100)" calcext:base-cell-address="Sheet1.K53"/>
          </calcext:conditional-format>
          <calcext:conditional-format calcext:target-range-address="Sheet1.K53:Sheet1.K53">
            <calcext:condition calcext:apply-style-name="champignons foncé" calcext:value="between(1,100)" calcext:base-cell-address="Sheet1.K53"/>
          </calcext:conditional-format>
          <calcext:conditional-format calcext:target-range-address="Sheet1.L53:Sheet1.L53">
            <calcext:condition calcext:apply-style-name="champignons foncé" calcext:value="between(1,100)" calcext:base-cell-address="Sheet1.L53"/>
          </calcext:conditional-format>
          <calcext:conditional-format calcext:target-range-address="Sheet1.L53:Sheet1.L53">
            <calcext:condition calcext:apply-style-name="champignons foncé" calcext:value="between(1,100)" calcext:base-cell-address="Sheet1.L53"/>
          </calcext:conditional-format>
          <calcext:conditional-format calcext:target-range-address="Sheet1.L53:Sheet1.L53">
            <calcext:condition calcext:apply-style-name="champignons foncé" calcext:value="between(1,100)" calcext:base-cell-address="Sheet1.L53"/>
          </calcext:conditional-format>
          <calcext:conditional-format calcext:target-range-address="Sheet1.K54:Sheet1.K54">
            <calcext:condition calcext:apply-style-name="champignons foncé" calcext:value="between(1,100)" calcext:base-cell-address="Sheet1.K54"/>
          </calcext:conditional-format>
          <calcext:conditional-format calcext:target-range-address="Sheet1.K54:Sheet1.K54">
            <calcext:condition calcext:apply-style-name="champignons foncé" calcext:value="between(1,100)" calcext:base-cell-address="Sheet1.K54"/>
          </calcext:conditional-format>
          <calcext:conditional-format calcext:target-range-address="Sheet1.K54:Sheet1.K54">
            <calcext:condition calcext:apply-style-name="champignons foncé" calcext:value="between(1,100)" calcext:base-cell-address="Sheet1.K54"/>
          </calcext:conditional-format>
          <calcext:conditional-format calcext:target-range-address="Sheet1.L54:Sheet1.L54">
            <calcext:condition calcext:apply-style-name="champignons foncé" calcext:value="between(1,100)" calcext:base-cell-address="Sheet1.L54"/>
          </calcext:conditional-format>
          <calcext:conditional-format calcext:target-range-address="Sheet1.L54:Sheet1.L54">
            <calcext:condition calcext:apply-style-name="champignons foncé" calcext:value="between(1,100)" calcext:base-cell-address="Sheet1.L54"/>
          </calcext:conditional-format>
          <calcext:conditional-format calcext:target-range-address="Sheet1.L54:Sheet1.L54">
            <calcext:condition calcext:apply-style-name="champignons foncé" calcext:value="between(1,100)" calcext:base-cell-address="Sheet1.L54"/>
          </calcext:conditional-format>
          <calcext:conditional-format calcext:target-range-address="Sheet1.K55:Sheet1.K55">
            <calcext:condition calcext:apply-style-name="champignons foncé" calcext:value="between(1,100)" calcext:base-cell-address="Sheet1.K55"/>
          </calcext:conditional-format>
          <calcext:conditional-format calcext:target-range-address="Sheet1.K55:Sheet1.K55">
            <calcext:condition calcext:apply-style-name="champignons foncé" calcext:value="between(1,100)" calcext:base-cell-address="Sheet1.K55"/>
          </calcext:conditional-format>
          <calcext:conditional-format calcext:target-range-address="Sheet1.K55:Sheet1.K55">
            <calcext:condition calcext:apply-style-name="champignons foncé" calcext:value="between(1,100)" calcext:base-cell-address="Sheet1.K55"/>
          </calcext:conditional-format>
          <calcext:conditional-format calcext:target-range-address="Sheet1.L55:Sheet1.L55">
            <calcext:condition calcext:apply-style-name="champignons foncé" calcext:value="between(1,100)" calcext:base-cell-address="Sheet1.L55"/>
          </calcext:conditional-format>
          <calcext:conditional-format calcext:target-range-address="Sheet1.L55:Sheet1.L55">
            <calcext:condition calcext:apply-style-name="champignons foncé" calcext:value="between(1,100)" calcext:base-cell-address="Sheet1.L55"/>
          </calcext:conditional-format>
          <calcext:conditional-format calcext:target-range-address="Sheet1.L55:Sheet1.L55">
            <calcext:condition calcext:apply-style-name="champignons foncé" calcext:value="between(1,100)" calcext:base-cell-address="Sheet1.L55"/>
          </calcext:conditional-format>
          <calcext:conditional-format calcext:target-range-address="Sheet1.K56:Sheet1.K56">
            <calcext:condition calcext:apply-style-name="champignons foncé" calcext:value="between(1,100)" calcext:base-cell-address="Sheet1.K56"/>
          </calcext:conditional-format>
          <calcext:conditional-format calcext:target-range-address="Sheet1.K56:Sheet1.K56">
            <calcext:condition calcext:apply-style-name="champignons foncé" calcext:value="between(1,100)" calcext:base-cell-address="Sheet1.K56"/>
          </calcext:conditional-format>
          <calcext:conditional-format calcext:target-range-address="Sheet1.K56:Sheet1.K56">
            <calcext:condition calcext:apply-style-name="champignons foncé" calcext:value="between(1,100)" calcext:base-cell-address="Sheet1.K56"/>
          </calcext:conditional-format>
          <calcext:conditional-format calcext:target-range-address="Sheet1.L56:Sheet1.L56">
            <calcext:condition calcext:apply-style-name="champignons foncé" calcext:value="between(1,100)" calcext:base-cell-address="Sheet1.L56"/>
          </calcext:conditional-format>
          <calcext:conditional-format calcext:target-range-address="Sheet1.L56:Sheet1.L56">
            <calcext:condition calcext:apply-style-name="champignons foncé" calcext:value="between(1,100)" calcext:base-cell-address="Sheet1.L56"/>
          </calcext:conditional-format>
          <calcext:conditional-format calcext:target-range-address="Sheet1.L56:Sheet1.L56">
            <calcext:condition calcext:apply-style-name="champignons foncé" calcext:value="between(1,100)" calcext:base-cell-address="Sheet1.L56"/>
          </calcext:conditional-format>
          <calcext:conditional-format calcext:target-range-address="Sheet1.K57:Sheet1.K57">
            <calcext:condition calcext:apply-style-name="champignons foncé" calcext:value="between(1,100)" calcext:base-cell-address="Sheet1.K57"/>
          </calcext:conditional-format>
          <calcext:conditional-format calcext:target-range-address="Sheet1.K57:Sheet1.K57">
            <calcext:condition calcext:apply-style-name="champignons foncé" calcext:value="between(1,100)" calcext:base-cell-address="Sheet1.K57"/>
          </calcext:conditional-format>
          <calcext:conditional-format calcext:target-range-address="Sheet1.K57:Sheet1.K57">
            <calcext:condition calcext:apply-style-name="champignons foncé" calcext:value="between(1,100)" calcext:base-cell-address="Sheet1.K57"/>
          </calcext:conditional-format>
          <calcext:conditional-format calcext:target-range-address="Sheet1.L57:Sheet1.L57">
            <calcext:condition calcext:apply-style-name="champignons foncé" calcext:value="between(1,100)" calcext:base-cell-address="Sheet1.L57"/>
          </calcext:conditional-format>
          <calcext:conditional-format calcext:target-range-address="Sheet1.L57:Sheet1.L57">
            <calcext:condition calcext:apply-style-name="champignons foncé" calcext:value="between(1,100)" calcext:base-cell-address="Sheet1.L57"/>
          </calcext:conditional-format>
          <calcext:conditional-format calcext:target-range-address="Sheet1.L57:Sheet1.L57">
            <calcext:condition calcext:apply-style-name="champignons foncé" calcext:value="between(1,100)" calcext:base-cell-address="Sheet1.L57"/>
          </calcext:conditional-format>
          <calcext:conditional-format calcext:target-range-address="Sheet1.K58:Sheet1.K58">
            <calcext:condition calcext:apply-style-name="champignons foncé" calcext:value="between(1,100)" calcext:base-cell-address="Sheet1.K58"/>
          </calcext:conditional-format>
          <calcext:conditional-format calcext:target-range-address="Sheet1.K58:Sheet1.K58">
            <calcext:condition calcext:apply-style-name="champignons foncé" calcext:value="between(1,100)" calcext:base-cell-address="Sheet1.K58"/>
          </calcext:conditional-format>
          <calcext:conditional-format calcext:target-range-address="Sheet1.K58:Sheet1.K58">
            <calcext:condition calcext:apply-style-name="champignons foncé" calcext:value="between(1,100)" calcext:base-cell-address="Sheet1.K58"/>
          </calcext:conditional-format>
          <calcext:conditional-format calcext:target-range-address="Sheet1.L58:Sheet1.L58">
            <calcext:condition calcext:apply-style-name="champignons foncé" calcext:value="between(1,100)" calcext:base-cell-address="Sheet1.L58"/>
          </calcext:conditional-format>
          <calcext:conditional-format calcext:target-range-address="Sheet1.L58:Sheet1.L58">
            <calcext:condition calcext:apply-style-name="champignons foncé" calcext:value="between(1,100)" calcext:base-cell-address="Sheet1.L58"/>
          </calcext:conditional-format>
          <calcext:conditional-format calcext:target-range-address="Sheet1.L58:Sheet1.L58">
            <calcext:condition calcext:apply-style-name="champignons foncé" calcext:value="between(1,100)" calcext:base-cell-address="Sheet1.L58"/>
          </calcext:conditional-format>
          <calcext:conditional-format calcext:target-range-address="Sheet1.K59:Sheet1.K59">
            <calcext:condition calcext:apply-style-name="champignons foncé" calcext:value="between(1,100)" calcext:base-cell-address="Sheet1.K59"/>
          </calcext:conditional-format>
          <calcext:conditional-format calcext:target-range-address="Sheet1.K59:Sheet1.K59">
            <calcext:condition calcext:apply-style-name="champignons foncé" calcext:value="between(1,100)" calcext:base-cell-address="Sheet1.K59"/>
          </calcext:conditional-format>
          <calcext:conditional-format calcext:target-range-address="Sheet1.K59:Sheet1.K59">
            <calcext:condition calcext:apply-style-name="champignons foncé" calcext:value="between(1,100)" calcext:base-cell-address="Sheet1.K59"/>
          </calcext:conditional-format>
          <calcext:conditional-format calcext:target-range-address="Sheet1.L59:Sheet1.L59">
            <calcext:condition calcext:apply-style-name="champignons foncé" calcext:value="between(1,100)" calcext:base-cell-address="Sheet1.L59"/>
          </calcext:conditional-format>
          <calcext:conditional-format calcext:target-range-address="Sheet1.L59:Sheet1.L59">
            <calcext:condition calcext:apply-style-name="champignons foncé" calcext:value="between(1,100)" calcext:base-cell-address="Sheet1.L59"/>
          </calcext:conditional-format>
          <calcext:conditional-format calcext:target-range-address="Sheet1.L59:Sheet1.L59">
            <calcext:condition calcext:apply-style-name="champignons foncé" calcext:value="between(1,100)" calcext:base-cell-address="Sheet1.L59"/>
          </calcext:conditional-format>
          <calcext:conditional-format calcext:target-range-address="Sheet1.K60:Sheet1.K60">
            <calcext:condition calcext:apply-style-name="champignons foncé" calcext:value="between(1,100)" calcext:base-cell-address="Sheet1.K60"/>
          </calcext:conditional-format>
          <calcext:conditional-format calcext:target-range-address="Sheet1.K60:Sheet1.K60">
            <calcext:condition calcext:apply-style-name="champignons foncé" calcext:value="between(1,100)" calcext:base-cell-address="Sheet1.K60"/>
          </calcext:conditional-format>
          <calcext:conditional-format calcext:target-range-address="Sheet1.K60:Sheet1.K60">
            <calcext:condition calcext:apply-style-name="champignons foncé" calcext:value="between(1,100)" calcext:base-cell-address="Sheet1.K60"/>
          </calcext:conditional-format>
          <calcext:conditional-format calcext:target-range-address="Sheet1.L60:Sheet1.L60">
            <calcext:condition calcext:apply-style-name="champignons foncé" calcext:value="between(1,100)" calcext:base-cell-address="Sheet1.L60"/>
          </calcext:conditional-format>
          <calcext:conditional-format calcext:target-range-address="Sheet1.L60:Sheet1.L60">
            <calcext:condition calcext:apply-style-name="champignons foncé" calcext:value="between(1,100)" calcext:base-cell-address="Sheet1.L60"/>
          </calcext:conditional-format>
          <calcext:conditional-format calcext:target-range-address="Sheet1.L60:Sheet1.L60">
            <calcext:condition calcext:apply-style-name="champignons foncé" calcext:value="between(1,100)" calcext:base-cell-address="Sheet1.L60"/>
          </calcext:conditional-format>
          <calcext:conditional-format calcext:target-range-address="Sheet1.K61:Sheet1.K61">
            <calcext:condition calcext:apply-style-name="champignons foncé" calcext:value="between(1,100)" calcext:base-cell-address="Sheet1.K61"/>
          </calcext:conditional-format>
          <calcext:conditional-format calcext:target-range-address="Sheet1.K61:Sheet1.K61">
            <calcext:condition calcext:apply-style-name="champignons foncé" calcext:value="between(1,100)" calcext:base-cell-address="Sheet1.K61"/>
          </calcext:conditional-format>
          <calcext:conditional-format calcext:target-range-address="Sheet1.K61:Sheet1.K61">
            <calcext:condition calcext:apply-style-name="champignons foncé" calcext:value="between(1,100)" calcext:base-cell-address="Sheet1.K61"/>
          </calcext:conditional-format>
          <calcext:conditional-format calcext:target-range-address="Sheet1.L61:Sheet1.L61">
            <calcext:condition calcext:apply-style-name="champignons foncé" calcext:value="between(1,100)" calcext:base-cell-address="Sheet1.L61"/>
          </calcext:conditional-format>
          <calcext:conditional-format calcext:target-range-address="Sheet1.L61:Sheet1.L61">
            <calcext:condition calcext:apply-style-name="champignons foncé" calcext:value="between(1,100)" calcext:base-cell-address="Sheet1.L61"/>
          </calcext:conditional-format>
          <calcext:conditional-format calcext:target-range-address="Sheet1.L61:Sheet1.L61">
            <calcext:condition calcext:apply-style-name="champignons foncé" calcext:value="between(1,100)" calcext:base-cell-address="Sheet1.L61"/>
          </calcext:conditional-format>
          <calcext:conditional-format calcext:target-range-address="Sheet1.K62:Sheet1.K62">
            <calcext:condition calcext:apply-style-name="champignons foncé" calcext:value="between(1,100)" calcext:base-cell-address="Sheet1.K62"/>
          </calcext:conditional-format>
          <calcext:conditional-format calcext:target-range-address="Sheet1.K62:Sheet1.K62">
            <calcext:condition calcext:apply-style-name="champignons foncé" calcext:value="between(1,100)" calcext:base-cell-address="Sheet1.K62"/>
          </calcext:conditional-format>
          <calcext:conditional-format calcext:target-range-address="Sheet1.K62:Sheet1.K62">
            <calcext:condition calcext:apply-style-name="champignons foncé" calcext:value="between(1,100)" calcext:base-cell-address="Sheet1.K62"/>
          </calcext:conditional-format>
          <calcext:conditional-format calcext:target-range-address="Sheet1.L62:Sheet1.L62">
            <calcext:condition calcext:apply-style-name="champignons foncé" calcext:value="between(1,100)" calcext:base-cell-address="Sheet1.L62"/>
          </calcext:conditional-format>
          <calcext:conditional-format calcext:target-range-address="Sheet1.L62:Sheet1.L62">
            <calcext:condition calcext:apply-style-name="champignons foncé" calcext:value="between(1,100)" calcext:base-cell-address="Sheet1.L62"/>
          </calcext:conditional-format>
          <calcext:conditional-format calcext:target-range-address="Sheet1.L62:Sheet1.L62">
            <calcext:condition calcext:apply-style-name="champignons foncé" calcext:value="between(1,100)" calcext:base-cell-address="Sheet1.L62"/>
          </calcext:conditional-format>
          <calcext:conditional-format calcext:target-range-address="Sheet1.K12:Sheet1.K12">
            <calcext:condition calcext:apply-style-name="champignons foncé" calcext:value="between(1,100)" calcext:base-cell-address="Sheet1.K12"/>
          </calcext:conditional-format>
          <calcext:conditional-format calcext:target-range-address="Sheet1.L12:Sheet1.L12">
            <calcext:condition calcext:apply-style-name="champignons foncé" calcext:value="between(1,100)" calcext:base-cell-address="Sheet1.L12"/>
          </calcext:conditional-format>
          <calcext:conditional-format calcext:target-range-address="Sheet1.K13:Sheet1.K13">
            <calcext:condition calcext:apply-style-name="champignons foncé" calcext:value="between(1,100)" calcext:base-cell-address="Sheet1.K13"/>
          </calcext:conditional-format>
          <calcext:conditional-format calcext:target-range-address="Sheet1.L13:Sheet1.L13">
            <calcext:condition calcext:apply-style-name="champignons foncé" calcext:value="between(1,100)" calcext:base-cell-address="Sheet1.L13"/>
          </calcext:conditional-format>
          <calcext:conditional-format calcext:target-range-address="Sheet1.K14:Sheet1.K14">
            <calcext:condition calcext:apply-style-name="champignons foncé" calcext:value="between(1,100)" calcext:base-cell-address="Sheet1.K14"/>
          </calcext:conditional-format>
          <calcext:conditional-format calcext:target-range-address="Sheet1.L14:Sheet1.L14">
            <calcext:condition calcext:apply-style-name="champignons foncé" calcext:value="between(1,100)" calcext:base-cell-address="Sheet1.L14"/>
          </calcext:conditional-format>
          <calcext:conditional-format calcext:target-range-address="Sheet1.K15:Sheet1.K15">
            <calcext:condition calcext:apply-style-name="champignons foncé" calcext:value="between(1,100)" calcext:base-cell-address="Sheet1.K15"/>
          </calcext:conditional-format>
          <calcext:conditional-format calcext:target-range-address="Sheet1.L15:Sheet1.L15">
            <calcext:condition calcext:apply-style-name="champignons foncé" calcext:value="between(1,100)" calcext:base-cell-address="Sheet1.L15"/>
          </calcext:conditional-format>
          <calcext:conditional-format calcext:target-range-address="Sheet1.K16:Sheet1.K16">
            <calcext:condition calcext:apply-style-name="champignons foncé" calcext:value="between(1,100)" calcext:base-cell-address="Sheet1.K16"/>
          </calcext:conditional-format>
          <calcext:conditional-format calcext:target-range-address="Sheet1.L16:Sheet1.L16">
            <calcext:condition calcext:apply-style-name="champignons foncé" calcext:value="between(1,100)" calcext:base-cell-address="Sheet1.L16"/>
          </calcext:conditional-format>
          <calcext:conditional-format calcext:target-range-address="Sheet1.K17:Sheet1.K17">
            <calcext:condition calcext:apply-style-name="champignons foncé" calcext:value="between(1,100)" calcext:base-cell-address="Sheet1.K17"/>
          </calcext:conditional-format>
          <calcext:conditional-format calcext:target-range-address="Sheet1.L17:Sheet1.L17">
            <calcext:condition calcext:apply-style-name="champignons foncé" calcext:value="between(1,100)" calcext:base-cell-address="Sheet1.L17"/>
          </calcext:conditional-format>
          <calcext:conditional-format calcext:target-range-address="Sheet1.K18:Sheet1.K18">
            <calcext:condition calcext:apply-style-name="champignons foncé" calcext:value="between(1,100)" calcext:base-cell-address="Sheet1.K18"/>
          </calcext:conditional-format>
          <calcext:conditional-format calcext:target-range-address="Sheet1.L18:Sheet1.L18">
            <calcext:condition calcext:apply-style-name="champignons foncé" calcext:value="between(1,100)" calcext:base-cell-address="Sheet1.L18"/>
          </calcext:conditional-format>
          <calcext:conditional-format calcext:target-range-address="Sheet1.K19:Sheet1.K19">
            <calcext:condition calcext:apply-style-name="champignons foncé" calcext:value="between(1,100)" calcext:base-cell-address="Sheet1.K19"/>
          </calcext:conditional-format>
          <calcext:conditional-format calcext:target-range-address="Sheet1.L19:Sheet1.L19">
            <calcext:condition calcext:apply-style-name="champignons foncé" calcext:value="between(1,100)" calcext:base-cell-address="Sheet1.L19"/>
          </calcext:conditional-format>
          <calcext:conditional-format calcext:target-range-address="Sheet1.K20:Sheet1.K20">
            <calcext:condition calcext:apply-style-name="champignons foncé" calcext:value="between(1,100)" calcext:base-cell-address="Sheet1.K20"/>
          </calcext:conditional-format>
          <calcext:conditional-format calcext:target-range-address="Sheet1.L20:Sheet1.L20">
            <calcext:condition calcext:apply-style-name="champignons foncé" calcext:value="between(1,100)" calcext:base-cell-address="Sheet1.L20"/>
          </calcext:conditional-format>
          <calcext:conditional-format calcext:target-range-address="Sheet1.K21:Sheet1.K21">
            <calcext:condition calcext:apply-style-name="champignons foncé" calcext:value="between(1,100)" calcext:base-cell-address="Sheet1.K21"/>
          </calcext:conditional-format>
          <calcext:conditional-format calcext:target-range-address="Sheet1.L21:Sheet1.L21">
            <calcext:condition calcext:apply-style-name="champignons foncé" calcext:value="between(1,100)" calcext:base-cell-address="Sheet1.L21"/>
          </calcext:conditional-format>
          <calcext:conditional-format calcext:target-range-address="Sheet1.K22:Sheet1.K22">
            <calcext:condition calcext:apply-style-name="champignons foncé" calcext:value="between(1,100)" calcext:base-cell-address="Sheet1.K22"/>
          </calcext:conditional-format>
          <calcext:conditional-format calcext:target-range-address="Sheet1.L22:Sheet1.L22">
            <calcext:condition calcext:apply-style-name="champignons foncé" calcext:value="between(1,100)" calcext:base-cell-address="Sheet1.L22"/>
          </calcext:conditional-format>
          <calcext:conditional-format calcext:target-range-address="Sheet1.K23:Sheet1.K23">
            <calcext:condition calcext:apply-style-name="champignons foncé" calcext:value="between(1,100)" calcext:base-cell-address="Sheet1.K23"/>
          </calcext:conditional-format>
          <calcext:conditional-format calcext:target-range-address="Sheet1.L23:Sheet1.L23">
            <calcext:condition calcext:apply-style-name="champignons foncé" calcext:value="between(1,100)" calcext:base-cell-address="Sheet1.L23"/>
          </calcext:conditional-format>
          <calcext:conditional-format calcext:target-range-address="Sheet1.K24:Sheet1.K24">
            <calcext:condition calcext:apply-style-name="champignons foncé" calcext:value="between(1,100)" calcext:base-cell-address="Sheet1.K24"/>
          </calcext:conditional-format>
          <calcext:conditional-format calcext:target-range-address="Sheet1.L24:Sheet1.L24">
            <calcext:condition calcext:apply-style-name="champignons foncé" calcext:value="between(1,100)" calcext:base-cell-address="Sheet1.L24"/>
          </calcext:conditional-format>
          <calcext:conditional-format calcext:target-range-address="Sheet1.K25:Sheet1.K25">
            <calcext:condition calcext:apply-style-name="champignons foncé" calcext:value="between(1,100)" calcext:base-cell-address="Sheet1.K25"/>
          </calcext:conditional-format>
          <calcext:conditional-format calcext:target-range-address="Sheet1.L25:Sheet1.L25">
            <calcext:condition calcext:apply-style-name="champignons foncé" calcext:value="between(1,100)" calcext:base-cell-address="Sheet1.L25"/>
          </calcext:conditional-format>
          <calcext:conditional-format calcext:target-range-address="Sheet1.K26:Sheet1.K26">
            <calcext:condition calcext:apply-style-name="champignons foncé" calcext:value="between(1,100)" calcext:base-cell-address="Sheet1.K26"/>
          </calcext:conditional-format>
          <calcext:conditional-format calcext:target-range-address="Sheet1.L26:Sheet1.L26">
            <calcext:condition calcext:apply-style-name="champignons foncé" calcext:value="between(1,100)" calcext:base-cell-address="Sheet1.L26"/>
          </calcext:conditional-format>
          <calcext:conditional-format calcext:target-range-address="Sheet1.K27:Sheet1.K27">
            <calcext:condition calcext:apply-style-name="champignons foncé" calcext:value="between(1,100)" calcext:base-cell-address="Sheet1.K27"/>
          </calcext:conditional-format>
          <calcext:conditional-format calcext:target-range-address="Sheet1.L27:Sheet1.L27">
            <calcext:condition calcext:apply-style-name="champignons foncé" calcext:value="between(1,100)" calcext:base-cell-address="Sheet1.L27"/>
          </calcext:conditional-format>
          <calcext:conditional-format calcext:target-range-address="Sheet1.K28:Sheet1.K28">
            <calcext:condition calcext:apply-style-name="champignons foncé" calcext:value="between(1,100)" calcext:base-cell-address="Sheet1.K28"/>
          </calcext:conditional-format>
          <calcext:conditional-format calcext:target-range-address="Sheet1.L28:Sheet1.L28">
            <calcext:condition calcext:apply-style-name="champignons foncé" calcext:value="between(1,100)" calcext:base-cell-address="Sheet1.L28"/>
          </calcext:conditional-format>
          <calcext:conditional-format calcext:target-range-address="Sheet1.K29:Sheet1.K29">
            <calcext:condition calcext:apply-style-name="champignons foncé" calcext:value="between(1,100)" calcext:base-cell-address="Sheet1.K29"/>
          </calcext:conditional-format>
          <calcext:conditional-format calcext:target-range-address="Sheet1.L29:Sheet1.L29">
            <calcext:condition calcext:apply-style-name="champignons foncé" calcext:value="between(1,100)" calcext:base-cell-address="Sheet1.L29"/>
          </calcext:conditional-format>
          <calcext:conditional-format calcext:target-range-address="Sheet1.K30:Sheet1.K30">
            <calcext:condition calcext:apply-style-name="champignons foncé" calcext:value="between(1,100)" calcext:base-cell-address="Sheet1.K30"/>
          </calcext:conditional-format>
          <calcext:conditional-format calcext:target-range-address="Sheet1.L30:Sheet1.L30">
            <calcext:condition calcext:apply-style-name="champignons foncé" calcext:value="between(1,100)" calcext:base-cell-address="Sheet1.L30"/>
          </calcext:conditional-format>
          <calcext:conditional-format calcext:target-range-address="Sheet1.K31:Sheet1.K31">
            <calcext:condition calcext:apply-style-name="champignons foncé" calcext:value="between(1,100)" calcext:base-cell-address="Sheet1.K31"/>
          </calcext:conditional-format>
          <calcext:conditional-format calcext:target-range-address="Sheet1.L31:Sheet1.L31">
            <calcext:condition calcext:apply-style-name="champignons foncé" calcext:value="between(1,100)" calcext:base-cell-address="Sheet1.L31"/>
          </calcext:conditional-format>
          <calcext:conditional-format calcext:target-range-address="Sheet1.K32:Sheet1.K32">
            <calcext:condition calcext:apply-style-name="champignons foncé" calcext:value="between(1,100)" calcext:base-cell-address="Sheet1.K32"/>
          </calcext:conditional-format>
          <calcext:conditional-format calcext:target-range-address="Sheet1.L32:Sheet1.L32">
            <calcext:condition calcext:apply-style-name="champignons foncé" calcext:value="between(1,100)" calcext:base-cell-address="Sheet1.L32"/>
          </calcext:conditional-format>
          <calcext:conditional-format calcext:target-range-address="Sheet1.K33:Sheet1.K33">
            <calcext:condition calcext:apply-style-name="champignons foncé" calcext:value="between(1,100)" calcext:base-cell-address="Sheet1.K33"/>
          </calcext:conditional-format>
          <calcext:conditional-format calcext:target-range-address="Sheet1.L33:Sheet1.L33">
            <calcext:condition calcext:apply-style-name="champignons foncé" calcext:value="between(1,100)" calcext:base-cell-address="Sheet1.L33"/>
          </calcext:conditional-format>
          <calcext:conditional-format calcext:target-range-address="Sheet1.K34:Sheet1.K34">
            <calcext:condition calcext:apply-style-name="champignons foncé" calcext:value="between(1,100)" calcext:base-cell-address="Sheet1.K34"/>
          </calcext:conditional-format>
          <calcext:conditional-format calcext:target-range-address="Sheet1.L34:Sheet1.L34">
            <calcext:condition calcext:apply-style-name="champignons foncé" calcext:value="between(1,100)" calcext:base-cell-address="Sheet1.L34"/>
          </calcext:conditional-format>
          <calcext:conditional-format calcext:target-range-address="Sheet1.K35:Sheet1.K35">
            <calcext:condition calcext:apply-style-name="champignons foncé" calcext:value="between(1,100)" calcext:base-cell-address="Sheet1.K35"/>
          </calcext:conditional-format>
          <calcext:conditional-format calcext:target-range-address="Sheet1.L35:Sheet1.L35">
            <calcext:condition calcext:apply-style-name="champignons foncé" calcext:value="between(1,100)" calcext:base-cell-address="Sheet1.L35"/>
          </calcext:conditional-format>
          <calcext:conditional-format calcext:target-range-address="Sheet1.K36:Sheet1.K36">
            <calcext:condition calcext:apply-style-name="champignons foncé" calcext:value="between(1,100)" calcext:base-cell-address="Sheet1.K36"/>
          </calcext:conditional-format>
          <calcext:conditional-format calcext:target-range-address="Sheet1.L36:Sheet1.L36">
            <calcext:condition calcext:apply-style-name="champignons foncé" calcext:value="between(1,100)" calcext:base-cell-address="Sheet1.L36"/>
          </calcext:conditional-format>
          <calcext:conditional-format calcext:target-range-address="Sheet1.K37:Sheet1.K37">
            <calcext:condition calcext:apply-style-name="champignons foncé" calcext:value="between(1,100)" calcext:base-cell-address="Sheet1.K37"/>
          </calcext:conditional-format>
          <calcext:conditional-format calcext:target-range-address="Sheet1.L37:Sheet1.L37">
            <calcext:condition calcext:apply-style-name="champignons foncé" calcext:value="between(1,100)" calcext:base-cell-address="Sheet1.L37"/>
          </calcext:conditional-format>
          <calcext:conditional-format calcext:target-range-address="Sheet1.K38:Sheet1.K38">
            <calcext:condition calcext:apply-style-name="champignons foncé" calcext:value="between(1,100)" calcext:base-cell-address="Sheet1.K38"/>
          </calcext:conditional-format>
          <calcext:conditional-format calcext:target-range-address="Sheet1.L38:Sheet1.L38">
            <calcext:condition calcext:apply-style-name="champignons foncé" calcext:value="between(1,100)" calcext:base-cell-address="Sheet1.L38"/>
          </calcext:conditional-format>
          <calcext:conditional-format calcext:target-range-address="Sheet1.K39:Sheet1.K39">
            <calcext:condition calcext:apply-style-name="champignons foncé" calcext:value="between(1,100)" calcext:base-cell-address="Sheet1.K39"/>
          </calcext:conditional-format>
          <calcext:conditional-format calcext:target-range-address="Sheet1.L39:Sheet1.L39">
            <calcext:condition calcext:apply-style-name="champignons foncé" calcext:value="between(1,100)" calcext:base-cell-address="Sheet1.L39"/>
          </calcext:conditional-format>
          <calcext:conditional-format calcext:target-range-address="Sheet1.K40:Sheet1.K40">
            <calcext:condition calcext:apply-style-name="champignons foncé" calcext:value="between(1,100)" calcext:base-cell-address="Sheet1.K40"/>
          </calcext:conditional-format>
          <calcext:conditional-format calcext:target-range-address="Sheet1.L40:Sheet1.L40">
            <calcext:condition calcext:apply-style-name="champignons foncé" calcext:value="between(1,100)" calcext:base-cell-address="Sheet1.L40"/>
          </calcext:conditional-format>
        </calcext:conditional-formats>
      </table:table>
      <table:table table:name="Sheet2" table:style-name="ta1" table:print="false">
        <table:table-column table:style-name="co11" table:default-cell-style-name="ce155"/>
        <table:table-column table:style-name="co12" table:number-columns-repeated="2" table:default-cell-style-name="Default"/>
        <table:table-row table:style-name="ro8">
          <table:table-cell table:style-name="ce149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8">
          <table:table-cell table:style-name="ce149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8">
          <table:table-cell table:style-name="ce149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8">
          <table:table-cell table:style-name="ce149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8">
          <table:table-cell table:style-name="ce150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8">
          <table:table-cell table:style-name="ce150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8">
          <table:table-cell table:style-name="ce150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8">
          <table:table-cell table:style-name="ce150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8">
          <table:table-cell table:style-name="ce149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8">
          <table:table-cell table:style-name="ce149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8">
          <table:table-cell table:style-name="ce151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8">
          <table:table-cell table:style-name="ce149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8">
          <table:table-cell table:style-name="ce150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8">
          <table:table-cell table:style-name="ce150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8">
          <table:table-cell table:style-name="ce150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8">
          <table:table-cell table:style-name="ce150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8">
          <table:table-cell table:style-name="ce150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8">
          <table:table-cell table:style-name="ce149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8">
          <table:table-cell table:style-name="ce149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8">
          <table:table-cell table:style-name="ce149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8">
          <table:table-cell table:style-name="ce149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8">
          <table:table-cell table:style-name="ce150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8">
          <table:table-cell table:style-name="ce150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8">
          <table:table-cell table:style-name="ce150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8">
          <table:table-cell table:style-name="ce150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8">
          <table:table-cell table:style-name="ce150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8">
          <table:table-cell table:style-name="ce152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8">
          <table:table-cell table:style-name="ce152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8">
          <table:table-cell table:style-name="ce152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8">
          <table:table-cell table:style-name="ce152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8">
          <table:table-cell table:style-name="ce150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9">
          <table:table-cell table:style-name="ce34" office:value-type="string" calcext:value-type="string">
            <text:p>Contrat</text:p>
          </table:table-cell>
          <table:table-cell table:number-columns-repeated="2" table:style-name="ce34" office:value-type="string" calcext:value-type="string">
            <text:p>2013-2014</text:p>
          </table:table-cell>
        </table:table-row>
        <table:table-row table:style-name="ro8">
          <table:table-cell table:style-name="ce153" office:value-type="string" calcext:value-type="string">
            <text:p>Légumes</text:p>
          </table:table-cell>
          <table:table-cell table:style-name="ce156"/>
          <table:table-cell table:style-name="ce165"/>
        </table:table-row>
        <table:table-row table:style-name="ro8">
          <table:table-cell table:style-name="ce153" office:value-type="string" calcext:value-type="string">
            <text:p>Produits laitiers</text:p>
          </table:table-cell>
          <table:table-cell table:style-name="ce157"/>
          <table:table-cell table:style-name="ce20"/>
        </table:table-row>
        <table:table-row table:style-name="ro8">
          <table:table-cell table:style-name="ce153" office:value-type="string" calcext:value-type="string">
            <text:p>Oeufs</text:p>
          </table:table-cell>
          <table:table-cell table:style-name="ce158"/>
          <table:table-cell table:style-name="ce166"/>
        </table:table-row>
        <table:table-row table:style-name="ro8">
          <table:table-cell table:style-name="ce153" office:value-type="string" calcext:value-type="string">
            <text:p>Pommes</text:p>
          </table:table-cell>
          <table:table-cell table:style-name="ce159" table:number-columns-repeated="2"/>
        </table:table-row>
        <table:table-row table:style-name="ro8">
          <table:table-cell table:style-name="ce153" office:value-type="string" calcext:value-type="string">
            <text:p>Pains</text:p>
          </table:table-cell>
          <table:table-cell table:style-name="ce160"/>
          <table:table-cell table:style-name="ce167"/>
        </table:table-row>
        <table:table-row table:style-name="ro8">
          <table:table-cell table:style-name="ce153" office:value-type="string" calcext:value-type="string">
            <text:p>Poulets</text:p>
          </table:table-cell>
          <table:table-cell table:style-name="ce161"/>
          <table:table-cell table:style-name="poulet_20_foncé"/>
        </table:table-row>
        <table:table-row table:style-name="ro8">
          <table:table-cell table:style-name="ce153" office:value-type="string" calcext:value-type="string">
            <text:p>Chèvre</text:p>
          </table:table-cell>
          <table:table-cell table:style-name="ce162"/>
          <table:table-cell table:style-name="ce168"/>
        </table:table-row>
        <table:table-row table:style-name="ro8">
          <table:table-cell table:style-name="ce153" office:value-type="string" calcext:value-type="string">
            <text:p>Champignons</text:p>
          </table:table-cell>
          <table:table-cell table:style-name="ce163"/>
          <table:table-cell table:style-name="ce169"/>
        </table:table-row>
        <table:table-row table:style-name="ro8">
          <table:table-cell table:style-name="ce153" office:value-type="string" calcext:value-type="string">
            <text:p>Huiles &amp; farines</text:p>
          </table:table-cell>
          <table:table-cell table:style-name="ce164"/>
          <table:table-cell table:style-name="ce170"/>
        </table:table-row>
        <table:table-row table:style-name="ro8">
          <table:table-cell table:style-name="ce154"/>
          <table:table-cell table:style-name="ce19"/>
          <table:table-cell/>
        </table:table-row>
        <table:table-row table:style-name="ro8">
          <table:table-cell table:style-name="ce150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8">
          <table:table-cell table:style-name="ce152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8">
          <table:table-cell table:style-name="ce152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8">
          <table:table-cell table:style-name="ce152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8">
          <table:table-cell table:style-name="ce152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8">
          <table:table-cell table:style-name="ce150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8">
          <table:table-cell table:style-name="ce150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8">
          <table:table-cell table:style-name="ce150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8">
          <table:table-cell table:style-name="ce150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8">
          <table:table-cell table:style-name="ce152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8" table:number-rows-repeated="1048523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Sheet3" table:style-name="ta1" table:print="false">
        <table:table-column table:style-name="co10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_20_foncé" style:display-name="legumes foncé" style:family="table-cell" style:parent-style-name="Default">
      <style:table-cell-properties fo:background-color="#00ae00"/>
    </style:style>
    <style:style style:name="brebis_20_foncé" style:display-name="brebis foncé" style:family="table-cell" style:parent-style-name="Default">
      <style:table-cell-properties fo:background-color="#4700b8"/>
    </style:style>
    <style:style style:name="oeufs_20_clair" style:display-name="oeufs clair" style:family="table-cell" style:parent-style-name="Default">
      <style:table-cell-properties fo:background-color="#ffcc99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_20_foncé" style:display-name="pain foncé" style:family="table-cell" style:parent-style-name="Default">
      <style:table-cell-properties fo:background-color="#ffff00"/>
    </style:style>
    <style:style style:name="chevre_20_clair" style:display-name="chevre clair" style:family="table-cell" style:parent-style-name="Default">
      <style:table-cell-properties fo:background-color="#0099ff"/>
    </style:style>
    <style:style style:name="chevre_20_foncé" style:display-name="chevre foncé" style:family="table-cell" style:parent-style-name="Default">
      <style:table-cell-properties fo:background-color="#0000ff"/>
    </style:style>
    <style:style style:name="pomme_20_foncé" style:display-name="pomme foncé" style:family="table-cell" style:parent-style-name="Default">
      <style:table-cell-properties fo:background-color="#ff0000"/>
    </style:style>
    <style:style style:name="Huile_20_foncé" style:display-name="Huile foncé" style:family="table-cell" style:parent-style-name="Default">
      <style:table-cell-properties fo:background-color="#666666"/>
      <style:text-properties fo:color="#ffffff"/>
    </style:style>
    <style:style style:name="poulet_20_foncé" style:display-name="poulet foncé" style:family="table-cell" style:parent-style-name="Default">
      <style:table-cell-properties fo:background-color="#663300"/>
    </style:style>
    <style:style style:name="poulet_20_clair" style:display-name="poulet clair" style:family="table-cell" style:parent-style-name="Default">
      <style:table-cell-properties fo:background-color="#996633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_20_foncé" style:display-name="champignons foncé" style:family="table-cell" style:parent-style-name="Default">
      <style:table-cell-properties fo:background-color="#b3b300"/>
    </style:style>
    <style:style style:name="huile_20_clair" style:display-name="huile clair" style:family="table-cell" style:parent-style-name="Default">
      <style:table-cell-properties fo:background-color="#b3b3b3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cm" fo:margin-right="0.101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</text:span></text:p>
      </style:header>
      <style:header-left style:display="false"/>
      <style:footer>
        <style:region-left>
          <text:p>modifié le <text:date style:data-style-name="N2" text:date-value="2014-04-22">00/00/0000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1:40:14.2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43M8S</meta:editing-duration>
    <meta:editing-cycles>22</meta:editing-cycles>
    <meta:generator>LibreOffice/4.1.4.2$Windows_x86 LibreOffice_project/0a0440ccc0227ad9829de5f46be37cfb6edcf72</meta:generator>
    <meta:initial-creator>Jean-Noël NICOLAS</meta:initial-creator>
    <dc:date>2014-04-22T11:41:26.744000000</dc:date>
    <meta:document-statistic meta:table-count="3" meta:cell-count="374" meta:object-count="0"/>
    <meta:user-defined meta:name="Info 1"/>
    <meta:user-defined meta:name="Info 2"/>
    <meta:user-defined meta:name="Info 3"/>
    <meta:user-defined meta:name="Info 4"/>
  </office:meta>
</office:document-meta>
</file>